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6cm"/>
    </style:style>
    <style:style style:name="co2" style:family="table-column">
      <style:table-column-properties fo:break-before="auto" style:column-width="6.87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speaker</text:p>
          </table:table-cell>
          <table:table-cell office:value-type="string" calcext:value-type="string">
            <text:p>gender</text:p>
          </table:table-cell>
        </table:table-row>
        <table:table-row table:style-name="ro1">
          <table:table-cell office:value-type="string" calcext:value-type="string">
            <text:p>2015-02-09-15-08-14</text:p>
          </table:table-cell>
          <table:table-cell office:value-type="string" calcext:value-type="string">
            <text:p>01deac0b-92bd-44ed-8a89-ceceaf5da3fc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5-02-09-15-09-05</text:p>
          </table:table-cell>
          <table:table-cell office:value-type="string" calcext:value-type="string">
            <text:p>01deac0b-92bd-44ed-8a89-ceceaf5da3fc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5-02-09-15-09-40</text:p>
          </table:table-cell>
          <table:table-cell office:value-type="string" calcext:value-type="string">
            <text:p>01deac0b-92bd-44ed-8a89-ceceaf5da3fc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5-02-09-15-10-06</text:p>
          </table:table-cell>
          <table:table-cell office:value-type="string" calcext:value-type="string">
            <text:p>01deac0b-92bd-44ed-8a89-ceceaf5da3fc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5-02-09-15-10-16</text:p>
          </table:table-cell>
          <table:table-cell office:value-type="string" calcext:value-type="string">
            <text:p>01deac0b-92bd-44ed-8a89-ceceaf5da3fc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5-02-09-15-10-37</text:p>
          </table:table-cell>
          <table:table-cell office:value-type="string" calcext:value-type="string">
            <text:p>01deac0b-92bd-44ed-8a89-ceceaf5da3fc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5-02-09-15-11-04</text:p>
          </table:table-cell>
          <table:table-cell office:value-type="string" calcext:value-type="string">
            <text:p>01deac0b-92bd-44ed-8a89-ceceaf5da3fc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5-02-09-15-11-53</text:p>
          </table:table-cell>
          <table:table-cell office:value-type="string" calcext:value-type="string">
            <text:p>01deac0b-92bd-44ed-8a89-ceceaf5da3fc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5-02-09-15-12-55</text:p>
          </table:table-cell>
          <table:table-cell office:value-type="string" calcext:value-type="string">
            <text:p>01deac0b-92bd-44ed-8a89-ceceaf5da3fc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5-02-09-15-13-01</text:p>
          </table:table-cell>
          <table:table-cell office:value-type="string" calcext:value-type="string">
            <text:p>01deac0b-92bd-44ed-8a89-ceceaf5da3fc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5-02-09-15-13-45</text:p>
          </table:table-cell>
          <table:table-cell office:value-type="string" calcext:value-type="string">
            <text:p>01deac0b-92bd-44ed-8a89-ceceaf5da3fc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5-02-09-15-14-45</text:p>
          </table:table-cell>
          <table:table-cell office:value-type="string" calcext:value-type="string">
            <text:p>01deac0b-92bd-44ed-8a89-ceceaf5da3fc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5-02-09-15-15-40</text:p>
          </table:table-cell>
          <table:table-cell office:value-type="string" calcext:value-type="string">
            <text:p>01deac0b-92bd-44ed-8a89-ceceaf5da3fc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5-02-09-15-16-41</text:p>
          </table:table-cell>
          <table:table-cell office:value-type="string" calcext:value-type="string">
            <text:p>01deac0b-92bd-44ed-8a89-ceceaf5da3fc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5-02-09-15-18-09</text:p>
          </table:table-cell>
          <table:table-cell office:value-type="string" calcext:value-type="string">
            <text:p>01deac0b-92bd-44ed-8a89-ceceaf5da3fc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5-02-09-15-18-18</text:p>
          </table:table-cell>
          <table:table-cell office:value-type="string" calcext:value-type="string">
            <text:p>01deac0b-92bd-44ed-8a89-ceceaf5da3fc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5-02-09-15-18-31</text:p>
          </table:table-cell>
          <table:table-cell office:value-type="string" calcext:value-type="string">
            <text:p>01deac0b-92bd-44ed-8a89-ceceaf5da3fc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5-02-09-15-18-40</text:p>
          </table:table-cell>
          <table:table-cell office:value-type="string" calcext:value-type="string">
            <text:p>01deac0b-92bd-44ed-8a89-ceceaf5da3fc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5-02-09-14-59-48</text:p>
          </table:table-cell>
          <table:table-cell office:value-type="string" calcext:value-type="string">
            <text:p>02c3f3e9-4fe2-4c2f-b26c-945216ed732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5-02-09-15-00-04</text:p>
          </table:table-cell>
          <table:table-cell office:value-type="string" calcext:value-type="string">
            <text:p>02c3f3e9-4fe2-4c2f-b26c-945216ed732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5-02-09-15-00-18</text:p>
          </table:table-cell>
          <table:table-cell office:value-type="string" calcext:value-type="string">
            <text:p>02c3f3e9-4fe2-4c2f-b26c-945216ed732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5-02-09-15-00-30</text:p>
          </table:table-cell>
          <table:table-cell office:value-type="string" calcext:value-type="string">
            <text:p>02c3f3e9-4fe2-4c2f-b26c-945216ed732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5-02-09-15-00-41</text:p>
          </table:table-cell>
          <table:table-cell office:value-type="string" calcext:value-type="string">
            <text:p>02c3f3e9-4fe2-4c2f-b26c-945216ed732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5-02-09-15-01-20</text:p>
          </table:table-cell>
          <table:table-cell office:value-type="string" calcext:value-type="string">
            <text:p>02c3f3e9-4fe2-4c2f-b26c-945216ed732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5-02-09-15-01-47</text:p>
          </table:table-cell>
          <table:table-cell office:value-type="string" calcext:value-type="string">
            <text:p>02c3f3e9-4fe2-4c2f-b26c-945216ed732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5-02-09-15-02-57</text:p>
          </table:table-cell>
          <table:table-cell office:value-type="string" calcext:value-type="string">
            <text:p>02c3f3e9-4fe2-4c2f-b26c-945216ed732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5-02-09-15-03-27</text:p>
          </table:table-cell>
          <table:table-cell office:value-type="string" calcext:value-type="string">
            <text:p>02c3f3e9-4fe2-4c2f-b26c-945216ed732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5-02-09-15-03-43</text:p>
          </table:table-cell>
          <table:table-cell office:value-type="string" calcext:value-type="string">
            <text:p>02c3f3e9-4fe2-4c2f-b26c-945216ed732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5-02-09-15-04-00</text:p>
          </table:table-cell>
          <table:table-cell office:value-type="string" calcext:value-type="string">
            <text:p>02c3f3e9-4fe2-4c2f-b26c-945216ed732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5-02-09-15-04-12</text:p>
          </table:table-cell>
          <table:table-cell office:value-type="string" calcext:value-type="string">
            <text:p>02c3f3e9-4fe2-4c2f-b26c-945216ed732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5-02-09-15-04-35</text:p>
          </table:table-cell>
          <table:table-cell office:value-type="string" calcext:value-type="string">
            <text:p>02c3f3e9-4fe2-4c2f-b26c-945216ed732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5-02-09-15-05-38</text:p>
          </table:table-cell>
          <table:table-cell office:value-type="string" calcext:value-type="string">
            <text:p>02c3f3e9-4fe2-4c2f-b26c-945216ed732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5-02-09-15-05-48</text:p>
          </table:table-cell>
          <table:table-cell office:value-type="string" calcext:value-type="string">
            <text:p>02c3f3e9-4fe2-4c2f-b26c-945216ed732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5-02-09-15-06-15</text:p>
          </table:table-cell>
          <table:table-cell office:value-type="string" calcext:value-type="string">
            <text:p>02c3f3e9-4fe2-4c2f-b26c-945216ed732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5-02-09-15-06-22</text:p>
          </table:table-cell>
          <table:table-cell office:value-type="string" calcext:value-type="string">
            <text:p>02c3f3e9-4fe2-4c2f-b26c-945216ed732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5-02-09-15-06-32</text:p>
          </table:table-cell>
          <table:table-cell office:value-type="string" calcext:value-type="string">
            <text:p>02c3f3e9-4fe2-4c2f-b26c-945216ed732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5-02-09-15-06-56</text:p>
          </table:table-cell>
          <table:table-cell office:value-type="string" calcext:value-type="string">
            <text:p>02c3f3e9-4fe2-4c2f-b26c-945216ed732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5-02-09-15-07-10</text:p>
          </table:table-cell>
          <table:table-cell office:value-type="string" calcext:value-type="string">
            <text:p>02c3f3e9-4fe2-4c2f-b26c-945216ed732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10-13-06-36</text:p>
          </table:table-cell>
          <table:table-cell office:value-type="string" calcext:value-type="string">
            <text:p>0cfcac82-cc5c-4dc9-bd62-0293d4c50bf0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10-13-09-48</text:p>
          </table:table-cell>
          <table:table-cell office:value-type="string" calcext:value-type="string">
            <text:p>0cfcac82-cc5c-4dc9-bd62-0293d4c50bf0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10-13-09-56</text:p>
          </table:table-cell>
          <table:table-cell office:value-type="string" calcext:value-type="string">
            <text:p>0cfcac82-cc5c-4dc9-bd62-0293d4c50bf0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10-13-10-04</text:p>
          </table:table-cell>
          <table:table-cell office:value-type="string" calcext:value-type="string">
            <text:p>0cfcac82-cc5c-4dc9-bd62-0293d4c50bf0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10-13-10-19</text:p>
          </table:table-cell>
          <table:table-cell office:value-type="string" calcext:value-type="string">
            <text:p>0cfcac82-cc5c-4dc9-bd62-0293d4c50bf0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10-13-10-39</text:p>
          </table:table-cell>
          <table:table-cell office:value-type="string" calcext:value-type="string">
            <text:p>0cfcac82-cc5c-4dc9-bd62-0293d4c50bf0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10-13-10-50</text:p>
          </table:table-cell>
          <table:table-cell office:value-type="string" calcext:value-type="string">
            <text:p>0cfcac82-cc5c-4dc9-bd62-0293d4c50bf0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10-13-10-59</text:p>
          </table:table-cell>
          <table:table-cell office:value-type="string" calcext:value-type="string">
            <text:p>0cfcac82-cc5c-4dc9-bd62-0293d4c50bf0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10-13-11-20</text:p>
          </table:table-cell>
          <table:table-cell office:value-type="string" calcext:value-type="string">
            <text:p>0cfcac82-cc5c-4dc9-bd62-0293d4c50bf0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10-13-11-27</text:p>
          </table:table-cell>
          <table:table-cell office:value-type="string" calcext:value-type="string">
            <text:p>0cfcac82-cc5c-4dc9-bd62-0293d4c50bf0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10-13-11-46</text:p>
          </table:table-cell>
          <table:table-cell office:value-type="string" calcext:value-type="string">
            <text:p>0cfcac82-cc5c-4dc9-bd62-0293d4c50bf0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10-13-12-06</text:p>
          </table:table-cell>
          <table:table-cell office:value-type="string" calcext:value-type="string">
            <text:p>0cfcac82-cc5c-4dc9-bd62-0293d4c50bf0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10-13-12-26</text:p>
          </table:table-cell>
          <table:table-cell office:value-type="string" calcext:value-type="string">
            <text:p>0cfcac82-cc5c-4dc9-bd62-0293d4c50bf0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10-13-12-43</text:p>
          </table:table-cell>
          <table:table-cell office:value-type="string" calcext:value-type="string">
            <text:p>0cfcac82-cc5c-4dc9-bd62-0293d4c50bf0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10-13-13-14</text:p>
          </table:table-cell>
          <table:table-cell office:value-type="string" calcext:value-type="string">
            <text:p>0cfcac82-cc5c-4dc9-bd62-0293d4c50bf0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10-13-13-28</text:p>
          </table:table-cell>
          <table:table-cell office:value-type="string" calcext:value-type="string">
            <text:p>0cfcac82-cc5c-4dc9-bd62-0293d4c50bf0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10-13-13-37</text:p>
          </table:table-cell>
          <table:table-cell office:value-type="string" calcext:value-type="string">
            <text:p>0cfcac82-cc5c-4dc9-bd62-0293d4c50bf0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10-13-13-45</text:p>
          </table:table-cell>
          <table:table-cell office:value-type="string" calcext:value-type="string">
            <text:p>0cfcac82-cc5c-4dc9-bd62-0293d4c50bf0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10-13-14-03</text:p>
          </table:table-cell>
          <table:table-cell office:value-type="string" calcext:value-type="string">
            <text:p>0cfcac82-cc5c-4dc9-bd62-0293d4c50bf0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10-13-14-23</text:p>
          </table:table-cell>
          <table:table-cell office:value-type="string" calcext:value-type="string">
            <text:p>0cfcac82-cc5c-4dc9-bd62-0293d4c50bf0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10-13-14-37</text:p>
          </table:table-cell>
          <table:table-cell office:value-type="string" calcext:value-type="string">
            <text:p>0cfcac82-cc5c-4dc9-bd62-0293d4c50bf0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10-13-15-10</text:p>
          </table:table-cell>
          <table:table-cell office:value-type="string" calcext:value-type="string">
            <text:p>0cfcac82-cc5c-4dc9-bd62-0293d4c50bf0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10-13-15-54</text:p>
          </table:table-cell>
          <table:table-cell office:value-type="string" calcext:value-type="string">
            <text:p>0cfcac82-cc5c-4dc9-bd62-0293d4c50bf0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10-13-16-04</text:p>
          </table:table-cell>
          <table:table-cell office:value-type="string" calcext:value-type="string">
            <text:p>0cfcac82-cc5c-4dc9-bd62-0293d4c50bf0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10-13-16-24</text:p>
          </table:table-cell>
          <table:table-cell office:value-type="string" calcext:value-type="string">
            <text:p>0cfcac82-cc5c-4dc9-bd62-0293d4c50bf0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10-13-16-35</text:p>
          </table:table-cell>
          <table:table-cell office:value-type="string" calcext:value-type="string">
            <text:p>0cfcac82-cc5c-4dc9-bd62-0293d4c50bf0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10-13-17-11</text:p>
          </table:table-cell>
          <table:table-cell office:value-type="string" calcext:value-type="string">
            <text:p>0cfcac82-cc5c-4dc9-bd62-0293d4c50bf0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10-13-17-42</text:p>
          </table:table-cell>
          <table:table-cell office:value-type="string" calcext:value-type="string">
            <text:p>0cfcac82-cc5c-4dc9-bd62-0293d4c50bf0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10-13-17-59</text:p>
          </table:table-cell>
          <table:table-cell office:value-type="string" calcext:value-type="string">
            <text:p>0cfcac82-cc5c-4dc9-bd62-0293d4c50bf0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10-13-18-13</text:p>
          </table:table-cell>
          <table:table-cell office:value-type="string" calcext:value-type="string">
            <text:p>0cfcac82-cc5c-4dc9-bd62-0293d4c50bf0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10-13-18-33</text:p>
          </table:table-cell>
          <table:table-cell office:value-type="string" calcext:value-type="string">
            <text:p>0cfcac82-cc5c-4dc9-bd62-0293d4c50bf0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10-13-18-56</text:p>
          </table:table-cell>
          <table:table-cell office:value-type="string" calcext:value-type="string">
            <text:p>0cfcac82-cc5c-4dc9-bd62-0293d4c50bf0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10-13-19-19</text:p>
          </table:table-cell>
          <table:table-cell office:value-type="string" calcext:value-type="string">
            <text:p>0cfcac82-cc5c-4dc9-bd62-0293d4c50bf0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10-13-19-30</text:p>
          </table:table-cell>
          <table:table-cell office:value-type="string" calcext:value-type="string">
            <text:p>0cfcac82-cc5c-4dc9-bd62-0293d4c50bf0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10-13-19-53</text:p>
          </table:table-cell>
          <table:table-cell office:value-type="string" calcext:value-type="string">
            <text:p>0cfcac82-cc5c-4dc9-bd62-0293d4c50bf0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10-13-19-57</text:p>
          </table:table-cell>
          <table:table-cell office:value-type="string" calcext:value-type="string">
            <text:p>0cfcac82-cc5c-4dc9-bd62-0293d4c50bf0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10-13-20-20</text:p>
          </table:table-cell>
          <table:table-cell office:value-type="string" calcext:value-type="string">
            <text:p>0cfcac82-cc5c-4dc9-bd62-0293d4c50bf0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10-13-20-39</text:p>
          </table:table-cell>
          <table:table-cell office:value-type="string" calcext:value-type="string">
            <text:p>0cfcac82-cc5c-4dc9-bd62-0293d4c50bf0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10-13-21-37</text:p>
          </table:table-cell>
          <table:table-cell office:value-type="string" calcext:value-type="string">
            <text:p>0cfcac82-cc5c-4dc9-bd62-0293d4c50bf0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10-13-21-46</text:p>
          </table:table-cell>
          <table:table-cell office:value-type="string" calcext:value-type="string">
            <text:p>0cfcac82-cc5c-4dc9-bd62-0293d4c50bf0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10-13-21-50</text:p>
          </table:table-cell>
          <table:table-cell office:value-type="string" calcext:value-type="string">
            <text:p>0cfcac82-cc5c-4dc9-bd62-0293d4c50bf0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10-13-21-54</text:p>
          </table:table-cell>
          <table:table-cell office:value-type="string" calcext:value-type="string">
            <text:p>0cfcac82-cc5c-4dc9-bd62-0293d4c50bf0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10-13-22-06</text:p>
          </table:table-cell>
          <table:table-cell office:value-type="string" calcext:value-type="string">
            <text:p>0cfcac82-cc5c-4dc9-bd62-0293d4c50bf0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10-13-22-17</text:p>
          </table:table-cell>
          <table:table-cell office:value-type="string" calcext:value-type="string">
            <text:p>0cfcac82-cc5c-4dc9-bd62-0293d4c50bf0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10-10-13-22-20</text:p>
          </table:table-cell>
          <table:table-cell office:value-type="string" calcext:value-type="string">
            <text:p>0cfcac82-cc5c-4dc9-bd62-0293d4c50bf0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3-13-05-31</text:p>
          </table:table-cell>
          <table:table-cell office:value-type="string" calcext:value-type="string">
            <text:p>11915681-ae26-4fd4-a410-601fb7b20074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3-13-06-12</text:p>
          </table:table-cell>
          <table:table-cell office:value-type="string" calcext:value-type="string">
            <text:p>11915681-ae26-4fd4-a410-601fb7b20074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3-13-07-29</text:p>
          </table:table-cell>
          <table:table-cell office:value-type="string" calcext:value-type="string">
            <text:p>11915681-ae26-4fd4-a410-601fb7b20074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3-13-11-28</text:p>
          </table:table-cell>
          <table:table-cell office:value-type="string" calcext:value-type="string">
            <text:p>11915681-ae26-4fd4-a410-601fb7b20074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3-13-15-21</text:p>
          </table:table-cell>
          <table:table-cell office:value-type="string" calcext:value-type="string">
            <text:p>11915681-ae26-4fd4-a410-601fb7b20074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3-13-15-42</text:p>
          </table:table-cell>
          <table:table-cell office:value-type="string" calcext:value-type="string">
            <text:p>11915681-ae26-4fd4-a410-601fb7b20074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3-13-21-46</text:p>
          </table:table-cell>
          <table:table-cell office:value-type="string" calcext:value-type="string">
            <text:p>11915681-ae26-4fd4-a410-601fb7b20074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3-13-24-41</text:p>
          </table:table-cell>
          <table:table-cell office:value-type="string" calcext:value-type="string">
            <text:p>11915681-ae26-4fd4-a410-601fb7b20074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3-13-24-54</text:p>
          </table:table-cell>
          <table:table-cell office:value-type="string" calcext:value-type="string">
            <text:p>11915681-ae26-4fd4-a410-601fb7b20074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3-13-34-07</text:p>
          </table:table-cell>
          <table:table-cell office:value-type="string" calcext:value-type="string">
            <text:p>19ac7a17-f353-479e-b016-a72c4f15daa5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3-13-34-49</text:p>
          </table:table-cell>
          <table:table-cell office:value-type="string" calcext:value-type="string">
            <text:p>19ac7a17-f353-479e-b016-a72c4f15daa5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3-13-37-05</text:p>
          </table:table-cell>
          <table:table-cell office:value-type="string" calcext:value-type="string">
            <text:p>19ac7a17-f353-479e-b016-a72c4f15daa5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3-13-38-11</text:p>
          </table:table-cell>
          <table:table-cell office:value-type="string" calcext:value-type="string">
            <text:p>19ac7a17-f353-479e-b016-a72c4f15daa5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3-13-40-19</text:p>
          </table:table-cell>
          <table:table-cell office:value-type="string" calcext:value-type="string">
            <text:p>19ac7a17-f353-479e-b016-a72c4f15daa5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3-13-42-25</text:p>
          </table:table-cell>
          <table:table-cell office:value-type="string" calcext:value-type="string">
            <text:p>19ac7a17-f353-479e-b016-a72c4f15daa5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3-13-42-31</text:p>
          </table:table-cell>
          <table:table-cell office:value-type="string" calcext:value-type="string">
            <text:p>19ac7a17-f353-479e-b016-a72c4f15daa5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3-13-45-37</text:p>
          </table:table-cell>
          <table:table-cell office:value-type="string" calcext:value-type="string">
            <text:p>19ac7a17-f353-479e-b016-a72c4f15daa5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3-13-47-23</text:p>
          </table:table-cell>
          <table:table-cell office:value-type="string" calcext:value-type="string">
            <text:p>19ac7a17-f353-479e-b016-a72c4f15daa5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3-13-48-32</text:p>
          </table:table-cell>
          <table:table-cell office:value-type="string" calcext:value-type="string">
            <text:p>19ac7a17-f353-479e-b016-a72c4f15daa5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5-13-15-35-37</text:p>
          </table:table-cell>
          <table:table-cell office:value-type="string" calcext:value-type="string">
            <text:p>2c574089-1789-479d-82c2-725bdaf8b96b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5-13-15-35-50</text:p>
          </table:table-cell>
          <table:table-cell office:value-type="string" calcext:value-type="string">
            <text:p>2c574089-1789-479d-82c2-725bdaf8b96b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5-13-15-36-57</text:p>
          </table:table-cell>
          <table:table-cell office:value-type="string" calcext:value-type="string">
            <text:p>2c574089-1789-479d-82c2-725bdaf8b96b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5-13-15-37-46</text:p>
          </table:table-cell>
          <table:table-cell office:value-type="string" calcext:value-type="string">
            <text:p>2c574089-1789-479d-82c2-725bdaf8b96b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5-13-15-38-21</text:p>
          </table:table-cell>
          <table:table-cell office:value-type="string" calcext:value-type="string">
            <text:p>2c574089-1789-479d-82c2-725bdaf8b96b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5-13-15-38-35</text:p>
          </table:table-cell>
          <table:table-cell office:value-type="string" calcext:value-type="string">
            <text:p>2c574089-1789-479d-82c2-725bdaf8b96b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5-13-15-39-12</text:p>
          </table:table-cell>
          <table:table-cell office:value-type="string" calcext:value-type="string">
            <text:p>2c574089-1789-479d-82c2-725bdaf8b96b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5-13-15-39-41</text:p>
          </table:table-cell>
          <table:table-cell office:value-type="string" calcext:value-type="string">
            <text:p>2c574089-1789-479d-82c2-725bdaf8b96b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5-13-15-39-55</text:p>
          </table:table-cell>
          <table:table-cell office:value-type="string" calcext:value-type="string">
            <text:p>2c574089-1789-479d-82c2-725bdaf8b96b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5-13-15-40-01</text:p>
          </table:table-cell>
          <table:table-cell office:value-type="string" calcext:value-type="string">
            <text:p>2c574089-1789-479d-82c2-725bdaf8b96b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5-13-15-40-13</text:p>
          </table:table-cell>
          <table:table-cell office:value-type="string" calcext:value-type="string">
            <text:p>2c574089-1789-479d-82c2-725bdaf8b96b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5-13-15-41-03</text:p>
          </table:table-cell>
          <table:table-cell office:value-type="string" calcext:value-type="string">
            <text:p>2c574089-1789-479d-82c2-725bdaf8b96b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5-13-15-41-13</text:p>
          </table:table-cell>
          <table:table-cell office:value-type="string" calcext:value-type="string">
            <text:p>2c574089-1789-479d-82c2-725bdaf8b96b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5-13-15-41-28</text:p>
          </table:table-cell>
          <table:table-cell office:value-type="string" calcext:value-type="string">
            <text:p>2c574089-1789-479d-82c2-725bdaf8b96b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5-13-15-41-43</text:p>
          </table:table-cell>
          <table:table-cell office:value-type="string" calcext:value-type="string">
            <text:p>2c574089-1789-479d-82c2-725bdaf8b96b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5-13-15-42-03</text:p>
          </table:table-cell>
          <table:table-cell office:value-type="string" calcext:value-type="string">
            <text:p>2c574089-1789-479d-82c2-725bdaf8b96b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5-13-15-42-19</text:p>
          </table:table-cell>
          <table:table-cell office:value-type="string" calcext:value-type="string">
            <text:p>2c574089-1789-479d-82c2-725bdaf8b96b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5-13-15-42-59</text:p>
          </table:table-cell>
          <table:table-cell office:value-type="string" calcext:value-type="string">
            <text:p>2c574089-1789-479d-82c2-725bdaf8b96b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5-13-15-43-06</text:p>
          </table:table-cell>
          <table:table-cell office:value-type="string" calcext:value-type="string">
            <text:p>2c574089-1789-479d-82c2-725bdaf8b96b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5-13-15-43-21</text:p>
          </table:table-cell>
          <table:table-cell office:value-type="string" calcext:value-type="string">
            <text:p>2c574089-1789-479d-82c2-725bdaf8b96b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5-13-15-43-38</text:p>
          </table:table-cell>
          <table:table-cell office:value-type="string" calcext:value-type="string">
            <text:p>2c574089-1789-479d-82c2-725bdaf8b96b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5-13-15-44-09</text:p>
          </table:table-cell>
          <table:table-cell office:value-type="string" calcext:value-type="string">
            <text:p>2c574089-1789-479d-82c2-725bdaf8b96b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5-13-15-44-15</text:p>
          </table:table-cell>
          <table:table-cell office:value-type="string" calcext:value-type="string">
            <text:p>2c574089-1789-479d-82c2-725bdaf8b96b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5-13-15-44-25</text:p>
          </table:table-cell>
          <table:table-cell office:value-type="string" calcext:value-type="string">
            <text:p>2c574089-1789-479d-82c2-725bdaf8b96b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5-13-15-44-45</text:p>
          </table:table-cell>
          <table:table-cell office:value-type="string" calcext:value-type="string">
            <text:p>2c574089-1789-479d-82c2-725bdaf8b96b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5-13-15-45-30</text:p>
          </table:table-cell>
          <table:table-cell office:value-type="string" calcext:value-type="string">
            <text:p>2c574089-1789-479d-82c2-725bdaf8b96b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5-13-15-45-37</text:p>
          </table:table-cell>
          <table:table-cell office:value-type="string" calcext:value-type="string">
            <text:p>2c574089-1789-479d-82c2-725bdaf8b96b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5-13-15-46-05</text:p>
          </table:table-cell>
          <table:table-cell office:value-type="string" calcext:value-type="string">
            <text:p>2c574089-1789-479d-82c2-725bdaf8b96b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5-13-15-46-21</text:p>
          </table:table-cell>
          <table:table-cell office:value-type="string" calcext:value-type="string">
            <text:p>2c574089-1789-479d-82c2-725bdaf8b96b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5-13-15-46-27</text:p>
          </table:table-cell>
          <table:table-cell office:value-type="string" calcext:value-type="string">
            <text:p>2c574089-1789-479d-82c2-725bdaf8b96b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5-13-15-46-46</text:p>
          </table:table-cell>
          <table:table-cell office:value-type="string" calcext:value-type="string">
            <text:p>2c574089-1789-479d-82c2-725bdaf8b96b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5-13-15-47-02</text:p>
          </table:table-cell>
          <table:table-cell office:value-type="string" calcext:value-type="string">
            <text:p>2c574089-1789-479d-82c2-725bdaf8b96b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5-13-15-47-17</text:p>
          </table:table-cell>
          <table:table-cell office:value-type="string" calcext:value-type="string">
            <text:p>2c574089-1789-479d-82c2-725bdaf8b96b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5-13-15-47-23</text:p>
          </table:table-cell>
          <table:table-cell office:value-type="string" calcext:value-type="string">
            <text:p>2c574089-1789-479d-82c2-725bdaf8b96b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5-13-15-47-43</text:p>
          </table:table-cell>
          <table:table-cell office:value-type="string" calcext:value-type="string">
            <text:p>2c574089-1789-479d-82c2-725bdaf8b96b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5-13-15-48-02</text:p>
          </table:table-cell>
          <table:table-cell office:value-type="string" calcext:value-type="string">
            <text:p>2c574089-1789-479d-82c2-725bdaf8b96b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5-13-15-48-40</text:p>
          </table:table-cell>
          <table:table-cell office:value-type="string" calcext:value-type="string">
            <text:p>2c574089-1789-479d-82c2-725bdaf8b96b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5-13-15-49-04</text:p>
          </table:table-cell>
          <table:table-cell office:value-type="string" calcext:value-type="string">
            <text:p>2c574089-1789-479d-82c2-725bdaf8b96b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5-13-15-49-33</text:p>
          </table:table-cell>
          <table:table-cell office:value-type="string" calcext:value-type="string">
            <text:p>2c574089-1789-479d-82c2-725bdaf8b96b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5-13-15-49-43</text:p>
          </table:table-cell>
          <table:table-cell office:value-type="string" calcext:value-type="string">
            <text:p>2c574089-1789-479d-82c2-725bdaf8b96b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5-13-15-49-52</text:p>
          </table:table-cell>
          <table:table-cell office:value-type="string" calcext:value-type="string">
            <text:p>2c574089-1789-479d-82c2-725bdaf8b96b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5-13-15-49-58</text:p>
          </table:table-cell>
          <table:table-cell office:value-type="string" calcext:value-type="string">
            <text:p>2c574089-1789-479d-82c2-725bdaf8b96b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5-13-15-50-11</text:p>
          </table:table-cell>
          <table:table-cell office:value-type="string" calcext:value-type="string">
            <text:p>2c574089-1789-479d-82c2-725bdaf8b96b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5-13-15-50-18</text:p>
          </table:table-cell>
          <table:table-cell office:value-type="string" calcext:value-type="string">
            <text:p>2c574089-1789-479d-82c2-725bdaf8b96b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5-13-15-50-25</text:p>
          </table:table-cell>
          <table:table-cell office:value-type="string" calcext:value-type="string">
            <text:p>2c574089-1789-479d-82c2-725bdaf8b96b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5-13-15-50-40</text:p>
          </table:table-cell>
          <table:table-cell office:value-type="string" calcext:value-type="string">
            <text:p>2c574089-1789-479d-82c2-725bdaf8b96b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5-13-15-51-08</text:p>
          </table:table-cell>
          <table:table-cell office:value-type="string" calcext:value-type="string">
            <text:p>2c574089-1789-479d-82c2-725bdaf8b96b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5-13-15-51-44</text:p>
          </table:table-cell>
          <table:table-cell office:value-type="string" calcext:value-type="string">
            <text:p>2c574089-1789-479d-82c2-725bdaf8b96b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5-13-15-52-13</text:p>
          </table:table-cell>
          <table:table-cell office:value-type="string" calcext:value-type="string">
            <text:p>2c574089-1789-479d-82c2-725bdaf8b96b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5-13-15-52-21</text:p>
          </table:table-cell>
          <table:table-cell office:value-type="string" calcext:value-type="string">
            <text:p>2c574089-1789-479d-82c2-725bdaf8b96b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5-13-15-52-39</text:p>
          </table:table-cell>
          <table:table-cell office:value-type="string" calcext:value-type="string">
            <text:p>2c574089-1789-479d-82c2-725bdaf8b96b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5-13-15-53-07</text:p>
          </table:table-cell>
          <table:table-cell office:value-type="string" calcext:value-type="string">
            <text:p>2c574089-1789-479d-82c2-725bdaf8b96b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5-13-15-53-19</text:p>
          </table:table-cell>
          <table:table-cell office:value-type="string" calcext:value-type="string">
            <text:p>2c574089-1789-479d-82c2-725bdaf8b96b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5-13-15-53-33</text:p>
          </table:table-cell>
          <table:table-cell office:value-type="string" calcext:value-type="string">
            <text:p>2c574089-1789-479d-82c2-725bdaf8b96b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5-13-15-54-54</text:p>
          </table:table-cell>
          <table:table-cell office:value-type="string" calcext:value-type="string">
            <text:p>2c574089-1789-479d-82c2-725bdaf8b96b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2-14-32-40</text:p>
          </table:table-cell>
          <table:table-cell office:value-type="string" calcext:value-type="string">
            <text:p>2d11a4be-7333-4dc5-85b2-776c10bcc6f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2-14-33-36</text:p>
          </table:table-cell>
          <table:table-cell office:value-type="string" calcext:value-type="string">
            <text:p>2d11a4be-7333-4dc5-85b2-776c10bcc6f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2-14-33-49</text:p>
          </table:table-cell>
          <table:table-cell office:value-type="string" calcext:value-type="string">
            <text:p>2d11a4be-7333-4dc5-85b2-776c10bcc6f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2-14-34-23</text:p>
          </table:table-cell>
          <table:table-cell office:value-type="string" calcext:value-type="string">
            <text:p>2d11a4be-7333-4dc5-85b2-776c10bcc6f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2-14-34-43</text:p>
          </table:table-cell>
          <table:table-cell office:value-type="string" calcext:value-type="string">
            <text:p>2d11a4be-7333-4dc5-85b2-776c10bcc6f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2-14-34-53</text:p>
          </table:table-cell>
          <table:table-cell office:value-type="string" calcext:value-type="string">
            <text:p>2d11a4be-7333-4dc5-85b2-776c10bcc6f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2-14-35-32</text:p>
          </table:table-cell>
          <table:table-cell office:value-type="string" calcext:value-type="string">
            <text:p>2d11a4be-7333-4dc5-85b2-776c10bcc6f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2-14-36-00</text:p>
          </table:table-cell>
          <table:table-cell office:value-type="string" calcext:value-type="string">
            <text:p>2d11a4be-7333-4dc5-85b2-776c10bcc6f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2-14-36-12</text:p>
          </table:table-cell>
          <table:table-cell office:value-type="string" calcext:value-type="string">
            <text:p>2d11a4be-7333-4dc5-85b2-776c10bcc6f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2-14-36-23</text:p>
          </table:table-cell>
          <table:table-cell office:value-type="string" calcext:value-type="string">
            <text:p>2d11a4be-7333-4dc5-85b2-776c10bcc6f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2-14-36-37</text:p>
          </table:table-cell>
          <table:table-cell office:value-type="string" calcext:value-type="string">
            <text:p>2d11a4be-7333-4dc5-85b2-776c10bcc6f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2-14-37-04</text:p>
          </table:table-cell>
          <table:table-cell office:value-type="string" calcext:value-type="string">
            <text:p>2d11a4be-7333-4dc5-85b2-776c10bcc6f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2-14-37-19</text:p>
          </table:table-cell>
          <table:table-cell office:value-type="string" calcext:value-type="string">
            <text:p>2d11a4be-7333-4dc5-85b2-776c10bcc6f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2-14-37-32</text:p>
          </table:table-cell>
          <table:table-cell office:value-type="string" calcext:value-type="string">
            <text:p>2d11a4be-7333-4dc5-85b2-776c10bcc6f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2-14-37-38</text:p>
          </table:table-cell>
          <table:table-cell office:value-type="string" calcext:value-type="string">
            <text:p>2d11a4be-7333-4dc5-85b2-776c10bcc6f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2-14-38-07</text:p>
          </table:table-cell>
          <table:table-cell office:value-type="string" calcext:value-type="string">
            <text:p>2d11a4be-7333-4dc5-85b2-776c10bcc6f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2-14-38-37</text:p>
          </table:table-cell>
          <table:table-cell office:value-type="string" calcext:value-type="string">
            <text:p>2d11a4be-7333-4dc5-85b2-776c10bcc6f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2-14-39-26</text:p>
          </table:table-cell>
          <table:table-cell office:value-type="string" calcext:value-type="string">
            <text:p>2d11a4be-7333-4dc5-85b2-776c10bcc6f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2-14-39-39</text:p>
          </table:table-cell>
          <table:table-cell office:value-type="string" calcext:value-type="string">
            <text:p>2d11a4be-7333-4dc5-85b2-776c10bcc6f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2-14-39-49</text:p>
          </table:table-cell>
          <table:table-cell office:value-type="string" calcext:value-type="string">
            <text:p>2d11a4be-7333-4dc5-85b2-776c10bcc6f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2-14-40-04</text:p>
          </table:table-cell>
          <table:table-cell office:value-type="string" calcext:value-type="string">
            <text:p>2d11a4be-7333-4dc5-85b2-776c10bcc6f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2-14-40-40</text:p>
          </table:table-cell>
          <table:table-cell office:value-type="string" calcext:value-type="string">
            <text:p>2d11a4be-7333-4dc5-85b2-776c10bcc6f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2-14-40-58</text:p>
          </table:table-cell>
          <table:table-cell office:value-type="string" calcext:value-type="string">
            <text:p>2d11a4be-7333-4dc5-85b2-776c10bcc6f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2-14-41-09</text:p>
          </table:table-cell>
          <table:table-cell office:value-type="string" calcext:value-type="string">
            <text:p>2d11a4be-7333-4dc5-85b2-776c10bcc6f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2-14-41-40</text:p>
          </table:table-cell>
          <table:table-cell office:value-type="string" calcext:value-type="string">
            <text:p>2d11a4be-7333-4dc5-85b2-776c10bcc6f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2-14-41-57</text:p>
          </table:table-cell>
          <table:table-cell office:value-type="string" calcext:value-type="string">
            <text:p>2d11a4be-7333-4dc5-85b2-776c10bcc6f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2-14-42-18</text:p>
          </table:table-cell>
          <table:table-cell office:value-type="string" calcext:value-type="string">
            <text:p>2d11a4be-7333-4dc5-85b2-776c10bcc6f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2-14-42-39</text:p>
          </table:table-cell>
          <table:table-cell office:value-type="string" calcext:value-type="string">
            <text:p>2d11a4be-7333-4dc5-85b2-776c10bcc6f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2-14-42-48</text:p>
          </table:table-cell>
          <table:table-cell office:value-type="string" calcext:value-type="string">
            <text:p>2d11a4be-7333-4dc5-85b2-776c10bcc6f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2-14-43-17</text:p>
          </table:table-cell>
          <table:table-cell office:value-type="string" calcext:value-type="string">
            <text:p>2d11a4be-7333-4dc5-85b2-776c10bcc6f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2-14-44-14</text:p>
          </table:table-cell>
          <table:table-cell office:value-type="string" calcext:value-type="string">
            <text:p>2d11a4be-7333-4dc5-85b2-776c10bcc6f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2-14-44-24</text:p>
          </table:table-cell>
          <table:table-cell office:value-type="string" calcext:value-type="string">
            <text:p>2d11a4be-7333-4dc5-85b2-776c10bcc6f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2-14-44-38</text:p>
          </table:table-cell>
          <table:table-cell office:value-type="string" calcext:value-type="string">
            <text:p>2d11a4be-7333-4dc5-85b2-776c10bcc6f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2-14-45-10</text:p>
          </table:table-cell>
          <table:table-cell office:value-type="string" calcext:value-type="string">
            <text:p>2d11a4be-7333-4dc5-85b2-776c10bcc6f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2-14-45-19</text:p>
          </table:table-cell>
          <table:table-cell office:value-type="string" calcext:value-type="string">
            <text:p>2d11a4be-7333-4dc5-85b2-776c10bcc6f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2-14-45-36</text:p>
          </table:table-cell>
          <table:table-cell office:value-type="string" calcext:value-type="string">
            <text:p>2d11a4be-7333-4dc5-85b2-776c10bcc6f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2-14-45-51</text:p>
          </table:table-cell>
          <table:table-cell office:value-type="string" calcext:value-type="string">
            <text:p>2d11a4be-7333-4dc5-85b2-776c10bcc6f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2-14-46-02</text:p>
          </table:table-cell>
          <table:table-cell office:value-type="string" calcext:value-type="string">
            <text:p>2d11a4be-7333-4dc5-85b2-776c10bcc6f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2-14-46-29</text:p>
          </table:table-cell>
          <table:table-cell office:value-type="string" calcext:value-type="string">
            <text:p>2d11a4be-7333-4dc5-85b2-776c10bcc6f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2-14-46-37</text:p>
          </table:table-cell>
          <table:table-cell office:value-type="string" calcext:value-type="string">
            <text:p>2d11a4be-7333-4dc5-85b2-776c10bcc6f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2-14-46-55</text:p>
          </table:table-cell>
          <table:table-cell office:value-type="string" calcext:value-type="string">
            <text:p>2d11a4be-7333-4dc5-85b2-776c10bcc6f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2-14-47-22</text:p>
          </table:table-cell>
          <table:table-cell office:value-type="string" calcext:value-type="string">
            <text:p>2d11a4be-7333-4dc5-85b2-776c10bcc6f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2-14-47-48</text:p>
          </table:table-cell>
          <table:table-cell office:value-type="string" calcext:value-type="string">
            <text:p>2d11a4be-7333-4dc5-85b2-776c10bcc6f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2-14-47-55</text:p>
          </table:table-cell>
          <table:table-cell office:value-type="string" calcext:value-type="string">
            <text:p>2d11a4be-7333-4dc5-85b2-776c10bcc6f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2-14-49-50</text:p>
          </table:table-cell>
          <table:table-cell office:value-type="string" calcext:value-type="string">
            <text:p>2d11a4be-7333-4dc5-85b2-776c10bcc6f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2-14-50-15</text:p>
          </table:table-cell>
          <table:table-cell office:value-type="string" calcext:value-type="string">
            <text:p>2d11a4be-7333-4dc5-85b2-776c10bcc6f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2-14-51-38</text:p>
          </table:table-cell>
          <table:table-cell office:value-type="string" calcext:value-type="string">
            <text:p>2d11a4be-7333-4dc5-85b2-776c10bcc6f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2-14-52-03</text:p>
          </table:table-cell>
          <table:table-cell office:value-type="string" calcext:value-type="string">
            <text:p>2d11a4be-7333-4dc5-85b2-776c10bcc6f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2-14-52-06</text:p>
          </table:table-cell>
          <table:table-cell office:value-type="string" calcext:value-type="string">
            <text:p>2d11a4be-7333-4dc5-85b2-776c10bcc6f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2-14-52-21</text:p>
          </table:table-cell>
          <table:table-cell office:value-type="string" calcext:value-type="string">
            <text:p>2d11a4be-7333-4dc5-85b2-776c10bcc6f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2-14-54-52</text:p>
          </table:table-cell>
          <table:table-cell office:value-type="string" calcext:value-type="string">
            <text:p>2d11a4be-7333-4dc5-85b2-776c10bcc6f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2-14-55-53</text:p>
          </table:table-cell>
          <table:table-cell office:value-type="string" calcext:value-type="string">
            <text:p>2d11a4be-7333-4dc5-85b2-776c10bcc6f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2-14-56-05</text:p>
          </table:table-cell>
          <table:table-cell office:value-type="string" calcext:value-type="string">
            <text:p>2d11a4be-7333-4dc5-85b2-776c10bcc6f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2-14-56-32</text:p>
          </table:table-cell>
          <table:table-cell office:value-type="string" calcext:value-type="string">
            <text:p>2d11a4be-7333-4dc5-85b2-776c10bcc6f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2-14-56-45</text:p>
          </table:table-cell>
          <table:table-cell office:value-type="string" calcext:value-type="string">
            <text:p>2d11a4be-7333-4dc5-85b2-776c10bcc6f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2-14-56-57</text:p>
          </table:table-cell>
          <table:table-cell office:value-type="string" calcext:value-type="string">
            <text:p>2d11a4be-7333-4dc5-85b2-776c10bcc6f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2-14-57-18</text:p>
          </table:table-cell>
          <table:table-cell office:value-type="string" calcext:value-type="string">
            <text:p>2d11a4be-7333-4dc5-85b2-776c10bcc6f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2-14-57-53</text:p>
          </table:table-cell>
          <table:table-cell office:value-type="string" calcext:value-type="string">
            <text:p>2d11a4be-7333-4dc5-85b2-776c10bcc6f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2-14-58-16</text:p>
          </table:table-cell>
          <table:table-cell office:value-type="string" calcext:value-type="string">
            <text:p>2d11a4be-7333-4dc5-85b2-776c10bcc6f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2-14-58-42</text:p>
          </table:table-cell>
          <table:table-cell office:value-type="string" calcext:value-type="string">
            <text:p>2d11a4be-7333-4dc5-85b2-776c10bcc6f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2-14-59-15</text:p>
          </table:table-cell>
          <table:table-cell office:value-type="string" calcext:value-type="string">
            <text:p>2d11a4be-7333-4dc5-85b2-776c10bcc6f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2-14-59-35</text:p>
          </table:table-cell>
          <table:table-cell office:value-type="string" calcext:value-type="string">
            <text:p>2d11a4be-7333-4dc5-85b2-776c10bcc6f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2-14-59-53</text:p>
          </table:table-cell>
          <table:table-cell office:value-type="string" calcext:value-type="string">
            <text:p>2d11a4be-7333-4dc5-85b2-776c10bcc6f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2-15-00-09</text:p>
          </table:table-cell>
          <table:table-cell office:value-type="string" calcext:value-type="string">
            <text:p>2d11a4be-7333-4dc5-85b2-776c10bcc6f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2-15-00-37</text:p>
          </table:table-cell>
          <table:table-cell office:value-type="string" calcext:value-type="string">
            <text:p>2d11a4be-7333-4dc5-85b2-776c10bcc6f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2-15-00-53</text:p>
          </table:table-cell>
          <table:table-cell office:value-type="string" calcext:value-type="string">
            <text:p>2d11a4be-7333-4dc5-85b2-776c10bcc6f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2-15-01-45</text:p>
          </table:table-cell>
          <table:table-cell office:value-type="string" calcext:value-type="string">
            <text:p>2d11a4be-7333-4dc5-85b2-776c10bcc6f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2-15-02-00</text:p>
          </table:table-cell>
          <table:table-cell office:value-type="string" calcext:value-type="string">
            <text:p>2d11a4be-7333-4dc5-85b2-776c10bcc6f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2-15-02-21</text:p>
          </table:table-cell>
          <table:table-cell office:value-type="string" calcext:value-type="string">
            <text:p>2d11a4be-7333-4dc5-85b2-776c10bcc6f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2-15-02-42</text:p>
          </table:table-cell>
          <table:table-cell office:value-type="string" calcext:value-type="string">
            <text:p>2d11a4be-7333-4dc5-85b2-776c10bcc6f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2-15-02-54</text:p>
          </table:table-cell>
          <table:table-cell office:value-type="string" calcext:value-type="string">
            <text:p>2d11a4be-7333-4dc5-85b2-776c10bcc6f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2-15-03-32</text:p>
          </table:table-cell>
          <table:table-cell office:value-type="string" calcext:value-type="string">
            <text:p>2d11a4be-7333-4dc5-85b2-776c10bcc6f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2-15-03-41</text:p>
          </table:table-cell>
          <table:table-cell office:value-type="string" calcext:value-type="string">
            <text:p>2d11a4be-7333-4dc5-85b2-776c10bcc6f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2-15-04-10</text:p>
          </table:table-cell>
          <table:table-cell office:value-type="string" calcext:value-type="string">
            <text:p>2d11a4be-7333-4dc5-85b2-776c10bcc6f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2-15-04-26</text:p>
          </table:table-cell>
          <table:table-cell office:value-type="string" calcext:value-type="string">
            <text:p>2d11a4be-7333-4dc5-85b2-776c10bcc6f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2-15-04-43</text:p>
          </table:table-cell>
          <table:table-cell office:value-type="string" calcext:value-type="string">
            <text:p>2d11a4be-7333-4dc5-85b2-776c10bcc6f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2-15-05-02</text:p>
          </table:table-cell>
          <table:table-cell office:value-type="string" calcext:value-type="string">
            <text:p>2d11a4be-7333-4dc5-85b2-776c10bcc6f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2-15-05-39</text:p>
          </table:table-cell>
          <table:table-cell office:value-type="string" calcext:value-type="string">
            <text:p>2d11a4be-7333-4dc5-85b2-776c10bcc6f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2-15-05-53</text:p>
          </table:table-cell>
          <table:table-cell office:value-type="string" calcext:value-type="string">
            <text:p>2d11a4be-7333-4dc5-85b2-776c10bcc6f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2-15-06-01</text:p>
          </table:table-cell>
          <table:table-cell office:value-type="string" calcext:value-type="string">
            <text:p>2d11a4be-7333-4dc5-85b2-776c10bcc6f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2-15-06-33</text:p>
          </table:table-cell>
          <table:table-cell office:value-type="string" calcext:value-type="string">
            <text:p>2d11a4be-7333-4dc5-85b2-776c10bcc6f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2-15-06-49</text:p>
          </table:table-cell>
          <table:table-cell office:value-type="string" calcext:value-type="string">
            <text:p>2d11a4be-7333-4dc5-85b2-776c10bcc6f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2-15-07-30</text:p>
          </table:table-cell>
          <table:table-cell office:value-type="string" calcext:value-type="string">
            <text:p>2d11a4be-7333-4dc5-85b2-776c10bcc6f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2-15-08-02</text:p>
          </table:table-cell>
          <table:table-cell office:value-type="string" calcext:value-type="string">
            <text:p>2d11a4be-7333-4dc5-85b2-776c10bcc6f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2-15-08-41</text:p>
          </table:table-cell>
          <table:table-cell office:value-type="string" calcext:value-type="string">
            <text:p>2d11a4be-7333-4dc5-85b2-776c10bcc6f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2-15-09-07</text:p>
          </table:table-cell>
          <table:table-cell office:value-type="string" calcext:value-type="string">
            <text:p>2d11a4be-7333-4dc5-85b2-776c10bcc6f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2-15-09-19</text:p>
          </table:table-cell>
          <table:table-cell office:value-type="string" calcext:value-type="string">
            <text:p>2d11a4be-7333-4dc5-85b2-776c10bcc6f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2-15-09-33</text:p>
          </table:table-cell>
          <table:table-cell office:value-type="string" calcext:value-type="string">
            <text:p>2d11a4be-7333-4dc5-85b2-776c10bcc6f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2-15-09-45</text:p>
          </table:table-cell>
          <table:table-cell office:value-type="string" calcext:value-type="string">
            <text:p>2d11a4be-7333-4dc5-85b2-776c10bcc6f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2-15-09-52</text:p>
          </table:table-cell>
          <table:table-cell office:value-type="string" calcext:value-type="string">
            <text:p>2d11a4be-7333-4dc5-85b2-776c10bcc6f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2-15-10-05</text:p>
          </table:table-cell>
          <table:table-cell office:value-type="string" calcext:value-type="string">
            <text:p>2d11a4be-7333-4dc5-85b2-776c10bcc6f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2-15-10-24</text:p>
          </table:table-cell>
          <table:table-cell office:value-type="string" calcext:value-type="string">
            <text:p>2d11a4be-7333-4dc5-85b2-776c10bcc6f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2-15-10-39</text:p>
          </table:table-cell>
          <table:table-cell office:value-type="string" calcext:value-type="string">
            <text:p>2d11a4be-7333-4dc5-85b2-776c10bcc6f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8-12-15-11-10</text:p>
          </table:table-cell>
          <table:table-cell office:value-type="string" calcext:value-type="string">
            <text:p>2d11a4be-7333-4dc5-85b2-776c10bcc6f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5-02-03-12-59-58</text:p>
          </table:table-cell>
          <table:table-cell office:value-type="string" calcext:value-type="string">
            <text:p>3386f5a0-2546-4a3c-9b67-880379011ce2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5-02-03-13-00-15</text:p>
          </table:table-cell>
          <table:table-cell office:value-type="string" calcext:value-type="string">
            <text:p>3386f5a0-2546-4a3c-9b67-880379011ce2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5-02-03-13-01-01</text:p>
          </table:table-cell>
          <table:table-cell office:value-type="string" calcext:value-type="string">
            <text:p>3386f5a0-2546-4a3c-9b67-880379011ce2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5-02-03-13-01-34</text:p>
          </table:table-cell>
          <table:table-cell office:value-type="string" calcext:value-type="string">
            <text:p>3386f5a0-2546-4a3c-9b67-880379011ce2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5-02-03-13-01-48</text:p>
          </table:table-cell>
          <table:table-cell office:value-type="string" calcext:value-type="string">
            <text:p>3386f5a0-2546-4a3c-9b67-880379011ce2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5-02-03-13-02-04</text:p>
          </table:table-cell>
          <table:table-cell office:value-type="string" calcext:value-type="string">
            <text:p>3386f5a0-2546-4a3c-9b67-880379011ce2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5-02-03-13-02-57</text:p>
          </table:table-cell>
          <table:table-cell office:value-type="string" calcext:value-type="string">
            <text:p>3386f5a0-2546-4a3c-9b67-880379011ce2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5-02-03-13-03-39</text:p>
          </table:table-cell>
          <table:table-cell office:value-type="string" calcext:value-type="string">
            <text:p>3386f5a0-2546-4a3c-9b67-880379011ce2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5-02-03-13-03-46</text:p>
          </table:table-cell>
          <table:table-cell office:value-type="string" calcext:value-type="string">
            <text:p>3386f5a0-2546-4a3c-9b67-880379011ce2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5-02-03-13-04-04</text:p>
          </table:table-cell>
          <table:table-cell office:value-type="string" calcext:value-type="string">
            <text:p>3386f5a0-2546-4a3c-9b67-880379011ce2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5-02-03-13-04-30</text:p>
          </table:table-cell>
          <table:table-cell office:value-type="string" calcext:value-type="string">
            <text:p>3386f5a0-2546-4a3c-9b67-880379011ce2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5-02-03-13-04-50</text:p>
          </table:table-cell>
          <table:table-cell office:value-type="string" calcext:value-type="string">
            <text:p>3386f5a0-2546-4a3c-9b67-880379011ce2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5-02-03-13-05-17</text:p>
          </table:table-cell>
          <table:table-cell office:value-type="string" calcext:value-type="string">
            <text:p>3386f5a0-2546-4a3c-9b67-880379011ce2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5-02-03-13-05-34</text:p>
          </table:table-cell>
          <table:table-cell office:value-type="string" calcext:value-type="string">
            <text:p>3386f5a0-2546-4a3c-9b67-880379011ce2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5-02-03-13-05-41</text:p>
          </table:table-cell>
          <table:table-cell office:value-type="string" calcext:value-type="string">
            <text:p>3386f5a0-2546-4a3c-9b67-880379011ce2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5-02-03-13-05-49</text:p>
          </table:table-cell>
          <table:table-cell office:value-type="string" calcext:value-type="string">
            <text:p>3386f5a0-2546-4a3c-9b67-880379011ce2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2014-03-25-15-31-38</text:p>
          </table:table-cell>
          <table:table-cell office:value-type="string" calcext:value-type="string">
            <text:p>093a59c2-b559-4e20-8a32-0d0efda3e8f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5-15-32-01</text:p>
          </table:table-cell>
          <table:table-cell office:value-type="string" calcext:value-type="string">
            <text:p>093a59c2-b559-4e20-8a32-0d0efda3e8f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5-15-32-13</text:p>
          </table:table-cell>
          <table:table-cell office:value-type="string" calcext:value-type="string">
            <text:p>093a59c2-b559-4e20-8a32-0d0efda3e8f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5-15-32-34</text:p>
          </table:table-cell>
          <table:table-cell office:value-type="string" calcext:value-type="string">
            <text:p>093a59c2-b559-4e20-8a32-0d0efda3e8f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5-15-32-59</text:p>
          </table:table-cell>
          <table:table-cell office:value-type="string" calcext:value-type="string">
            <text:p>093a59c2-b559-4e20-8a32-0d0efda3e8f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5-15-33-17</text:p>
          </table:table-cell>
          <table:table-cell office:value-type="string" calcext:value-type="string">
            <text:p>093a59c2-b559-4e20-8a32-0d0efda3e8f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5-15-33-30</text:p>
          </table:table-cell>
          <table:table-cell office:value-type="string" calcext:value-type="string">
            <text:p>093a59c2-b559-4e20-8a32-0d0efda3e8f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5-15-33-56</text:p>
          </table:table-cell>
          <table:table-cell office:value-type="string" calcext:value-type="string">
            <text:p>093a59c2-b559-4e20-8a32-0d0efda3e8f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5-15-35-05</text:p>
          </table:table-cell>
          <table:table-cell office:value-type="string" calcext:value-type="string">
            <text:p>093a59c2-b559-4e20-8a32-0d0efda3e8f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5-15-35-15</text:p>
          </table:table-cell>
          <table:table-cell office:value-type="string" calcext:value-type="string">
            <text:p>093a59c2-b559-4e20-8a32-0d0efda3e8f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5-15-35-31</text:p>
          </table:table-cell>
          <table:table-cell office:value-type="string" calcext:value-type="string">
            <text:p>093a59c2-b559-4e20-8a32-0d0efda3e8f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5-15-35-48</text:p>
          </table:table-cell>
          <table:table-cell office:value-type="string" calcext:value-type="string">
            <text:p>093a59c2-b559-4e20-8a32-0d0efda3e8f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5-15-36-15</text:p>
          </table:table-cell>
          <table:table-cell office:value-type="string" calcext:value-type="string">
            <text:p>093a59c2-b559-4e20-8a32-0d0efda3e8f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5-15-36-43</text:p>
          </table:table-cell>
          <table:table-cell office:value-type="string" calcext:value-type="string">
            <text:p>093a59c2-b559-4e20-8a32-0d0efda3e8f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5-15-37-20</text:p>
          </table:table-cell>
          <table:table-cell office:value-type="string" calcext:value-type="string">
            <text:p>093a59c2-b559-4e20-8a32-0d0efda3e8f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5-15-37-59</text:p>
          </table:table-cell>
          <table:table-cell office:value-type="string" calcext:value-type="string">
            <text:p>093a59c2-b559-4e20-8a32-0d0efda3e8f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5-15-38-18</text:p>
          </table:table-cell>
          <table:table-cell office:value-type="string" calcext:value-type="string">
            <text:p>093a59c2-b559-4e20-8a32-0d0efda3e8f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5-15-39-07</text:p>
          </table:table-cell>
          <table:table-cell office:value-type="string" calcext:value-type="string">
            <text:p>093a59c2-b559-4e20-8a32-0d0efda3e8f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5-15-39-22</text:p>
          </table:table-cell>
          <table:table-cell office:value-type="string" calcext:value-type="string">
            <text:p>093a59c2-b559-4e20-8a32-0d0efda3e8f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5-15-39-28</text:p>
          </table:table-cell>
          <table:table-cell office:value-type="string" calcext:value-type="string">
            <text:p>093a59c2-b559-4e20-8a32-0d0efda3e8f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5-15-40-01</text:p>
          </table:table-cell>
          <table:table-cell office:value-type="string" calcext:value-type="string">
            <text:p>093a59c2-b559-4e20-8a32-0d0efda3e8f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5-15-40-42</text:p>
          </table:table-cell>
          <table:table-cell office:value-type="string" calcext:value-type="string">
            <text:p>093a59c2-b559-4e20-8a32-0d0efda3e8f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5-15-40-50</text:p>
          </table:table-cell>
          <table:table-cell office:value-type="string" calcext:value-type="string">
            <text:p>093a59c2-b559-4e20-8a32-0d0efda3e8f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5-15-42-08</text:p>
          </table:table-cell>
          <table:table-cell office:value-type="string" calcext:value-type="string">
            <text:p>093a59c2-b559-4e20-8a32-0d0efda3e8f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5-15-42-33</text:p>
          </table:table-cell>
          <table:table-cell office:value-type="string" calcext:value-type="string">
            <text:p>093a59c2-b559-4e20-8a32-0d0efda3e8f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5-15-43-53</text:p>
          </table:table-cell>
          <table:table-cell office:value-type="string" calcext:value-type="string">
            <text:p>093a59c2-b559-4e20-8a32-0d0efda3e8f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5-15-44-45</text:p>
          </table:table-cell>
          <table:table-cell office:value-type="string" calcext:value-type="string">
            <text:p>093a59c2-b559-4e20-8a32-0d0efda3e8f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5-15-44-59</text:p>
          </table:table-cell>
          <table:table-cell office:value-type="string" calcext:value-type="string">
            <text:p>093a59c2-b559-4e20-8a32-0d0efda3e8f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5-15-45-17</text:p>
          </table:table-cell>
          <table:table-cell office:value-type="string" calcext:value-type="string">
            <text:p>093a59c2-b559-4e20-8a32-0d0efda3e8f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5-15-45-58</text:p>
          </table:table-cell>
          <table:table-cell office:value-type="string" calcext:value-type="string">
            <text:p>093a59c2-b559-4e20-8a32-0d0efda3e8f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5-15-47-06</text:p>
          </table:table-cell>
          <table:table-cell office:value-type="string" calcext:value-type="string">
            <text:p>093a59c2-b559-4e20-8a32-0d0efda3e8f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5-15-48-24</text:p>
          </table:table-cell>
          <table:table-cell office:value-type="string" calcext:value-type="string">
            <text:p>093a59c2-b559-4e20-8a32-0d0efda3e8f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5-15-48-51</text:p>
          </table:table-cell>
          <table:table-cell office:value-type="string" calcext:value-type="string">
            <text:p>093a59c2-b559-4e20-8a32-0d0efda3e8f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5-15-49-11</text:p>
          </table:table-cell>
          <table:table-cell office:value-type="string" calcext:value-type="string">
            <text:p>093a59c2-b559-4e20-8a32-0d0efda3e8f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3-10-58-42</text:p>
          </table:table-cell>
          <table:table-cell office:value-type="string" calcext:value-type="string">
            <text:p>0ab3694b-72bb-44f8-bb2f-f57816ca172e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3-10-59-08</text:p>
          </table:table-cell>
          <table:table-cell office:value-type="string" calcext:value-type="string">
            <text:p>0ab3694b-72bb-44f8-bb2f-f57816ca172e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3-10-59-27</text:p>
          </table:table-cell>
          <table:table-cell office:value-type="string" calcext:value-type="string">
            <text:p>0ab3694b-72bb-44f8-bb2f-f57816ca172e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3-10-59-48</text:p>
          </table:table-cell>
          <table:table-cell office:value-type="string" calcext:value-type="string">
            <text:p>0ab3694b-72bb-44f8-bb2f-f57816ca172e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3-11-00-04</text:p>
          </table:table-cell>
          <table:table-cell office:value-type="string" calcext:value-type="string">
            <text:p>0ab3694b-72bb-44f8-bb2f-f57816ca172e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3-11-00-22</text:p>
          </table:table-cell>
          <table:table-cell office:value-type="string" calcext:value-type="string">
            <text:p>0ab3694b-72bb-44f8-bb2f-f57816ca172e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3-11-01-08</text:p>
          </table:table-cell>
          <table:table-cell office:value-type="string" calcext:value-type="string">
            <text:p>0ab3694b-72bb-44f8-bb2f-f57816ca172e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3-11-01-34</text:p>
          </table:table-cell>
          <table:table-cell office:value-type="string" calcext:value-type="string">
            <text:p>0ab3694b-72bb-44f8-bb2f-f57816ca172e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3-11-01-45</text:p>
          </table:table-cell>
          <table:table-cell office:value-type="string" calcext:value-type="string">
            <text:p>0ab3694b-72bb-44f8-bb2f-f57816ca172e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3-11-02-02</text:p>
          </table:table-cell>
          <table:table-cell office:value-type="string" calcext:value-type="string">
            <text:p>0ab3694b-72bb-44f8-bb2f-f57816ca172e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3-11-02-28</text:p>
          </table:table-cell>
          <table:table-cell office:value-type="string" calcext:value-type="string">
            <text:p>0ab3694b-72bb-44f8-bb2f-f57816ca172e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3-11-02-43</text:p>
          </table:table-cell>
          <table:table-cell office:value-type="string" calcext:value-type="string">
            <text:p>0ab3694b-72bb-44f8-bb2f-f57816ca172e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3-11-03-13</text:p>
          </table:table-cell>
          <table:table-cell office:value-type="string" calcext:value-type="string">
            <text:p>0ab3694b-72bb-44f8-bb2f-f57816ca172e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3-11-03-30</text:p>
          </table:table-cell>
          <table:table-cell office:value-type="string" calcext:value-type="string">
            <text:p>0ab3694b-72bb-44f8-bb2f-f57816ca172e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3-11-03-49</text:p>
          </table:table-cell>
          <table:table-cell office:value-type="string" calcext:value-type="string">
            <text:p>0ab3694b-72bb-44f8-bb2f-f57816ca172e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3-11-03-58</text:p>
          </table:table-cell>
          <table:table-cell office:value-type="string" calcext:value-type="string">
            <text:p>0ab3694b-72bb-44f8-bb2f-f57816ca172e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3-11-04-29</text:p>
          </table:table-cell>
          <table:table-cell office:value-type="string" calcext:value-type="string">
            <text:p>0ab3694b-72bb-44f8-bb2f-f57816ca172e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3-11-04-46</text:p>
          </table:table-cell>
          <table:table-cell office:value-type="string" calcext:value-type="string">
            <text:p>0ab3694b-72bb-44f8-bb2f-f57816ca172e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3-11-05-01</text:p>
          </table:table-cell>
          <table:table-cell office:value-type="string" calcext:value-type="string">
            <text:p>0ab3694b-72bb-44f8-bb2f-f57816ca172e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3-11-05-41</text:p>
          </table:table-cell>
          <table:table-cell office:value-type="string" calcext:value-type="string">
            <text:p>0ab3694b-72bb-44f8-bb2f-f57816ca172e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3-11-05-49</text:p>
          </table:table-cell>
          <table:table-cell office:value-type="string" calcext:value-type="string">
            <text:p>0ab3694b-72bb-44f8-bb2f-f57816ca172e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3-11-06-03</text:p>
          </table:table-cell>
          <table:table-cell office:value-type="string" calcext:value-type="string">
            <text:p>0ab3694b-72bb-44f8-bb2f-f57816ca172e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3-11-06-14</text:p>
          </table:table-cell>
          <table:table-cell office:value-type="string" calcext:value-type="string">
            <text:p>0ab3694b-72bb-44f8-bb2f-f57816ca172e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3-11-06-26</text:p>
          </table:table-cell>
          <table:table-cell office:value-type="string" calcext:value-type="string">
            <text:p>0ab3694b-72bb-44f8-bb2f-f57816ca172e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3-11-07-19</text:p>
          </table:table-cell>
          <table:table-cell office:value-type="string" calcext:value-type="string">
            <text:p>0ab3694b-72bb-44f8-bb2f-f57816ca172e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3-11-07-40</text:p>
          </table:table-cell>
          <table:table-cell office:value-type="string" calcext:value-type="string">
            <text:p>0ab3694b-72bb-44f8-bb2f-f57816ca172e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3-11-08-01</text:p>
          </table:table-cell>
          <table:table-cell office:value-type="string" calcext:value-type="string">
            <text:p>0ab3694b-72bb-44f8-bb2f-f57816ca172e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3-11-08-31</text:p>
          </table:table-cell>
          <table:table-cell office:value-type="string" calcext:value-type="string">
            <text:p>0ab3694b-72bb-44f8-bb2f-f57816ca172e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3-11-09-02</text:p>
          </table:table-cell>
          <table:table-cell office:value-type="string" calcext:value-type="string">
            <text:p>0ab3694b-72bb-44f8-bb2f-f57816ca172e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3-11-09-09</text:p>
          </table:table-cell>
          <table:table-cell office:value-type="string" calcext:value-type="string">
            <text:p>0ab3694b-72bb-44f8-bb2f-f57816ca172e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3-11-09-26</text:p>
          </table:table-cell>
          <table:table-cell office:value-type="string" calcext:value-type="string">
            <text:p>0ab3694b-72bb-44f8-bb2f-f57816ca172e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3-11-09-50</text:p>
          </table:table-cell>
          <table:table-cell office:value-type="string" calcext:value-type="string">
            <text:p>0ab3694b-72bb-44f8-bb2f-f57816ca172e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3-11-10-03</text:p>
          </table:table-cell>
          <table:table-cell office:value-type="string" calcext:value-type="string">
            <text:p>0ab3694b-72bb-44f8-bb2f-f57816ca172e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3-11-10-31</text:p>
          </table:table-cell>
          <table:table-cell office:value-type="string" calcext:value-type="string">
            <text:p>0ab3694b-72bb-44f8-bb2f-f57816ca172e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3-11-11-19</text:p>
          </table:table-cell>
          <table:table-cell office:value-type="string" calcext:value-type="string">
            <text:p>0ab3694b-72bb-44f8-bb2f-f57816ca172e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3-11-11-46</text:p>
          </table:table-cell>
          <table:table-cell office:value-type="string" calcext:value-type="string">
            <text:p>0ab3694b-72bb-44f8-bb2f-f57816ca172e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3-11-12-01</text:p>
          </table:table-cell>
          <table:table-cell office:value-type="string" calcext:value-type="string">
            <text:p>0ab3694b-72bb-44f8-bb2f-f57816ca172e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3-11-12-09</text:p>
          </table:table-cell>
          <table:table-cell office:value-type="string" calcext:value-type="string">
            <text:p>0ab3694b-72bb-44f8-bb2f-f57816ca172e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3-11-12-20</text:p>
          </table:table-cell>
          <table:table-cell office:value-type="string" calcext:value-type="string">
            <text:p>0ab3694b-72bb-44f8-bb2f-f57816ca172e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3-11-12-53</text:p>
          </table:table-cell>
          <table:table-cell office:value-type="string" calcext:value-type="string">
            <text:p>0ab3694b-72bb-44f8-bb2f-f57816ca172e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3-11-13-08</text:p>
          </table:table-cell>
          <table:table-cell office:value-type="string" calcext:value-type="string">
            <text:p>0ab3694b-72bb-44f8-bb2f-f57816ca172e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3-11-13-30</text:p>
          </table:table-cell>
          <table:table-cell office:value-type="string" calcext:value-type="string">
            <text:p>0ab3694b-72bb-44f8-bb2f-f57816ca172e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3-11-13-48</text:p>
          </table:table-cell>
          <table:table-cell office:value-type="string" calcext:value-type="string">
            <text:p>0ab3694b-72bb-44f8-bb2f-f57816ca172e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3-11-13-59</text:p>
          </table:table-cell>
          <table:table-cell office:value-type="string" calcext:value-type="string">
            <text:p>0ab3694b-72bb-44f8-bb2f-f57816ca172e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3-11-14-16</text:p>
          </table:table-cell>
          <table:table-cell office:value-type="string" calcext:value-type="string">
            <text:p>0ab3694b-72bb-44f8-bb2f-f57816ca172e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3-11-14-34</text:p>
          </table:table-cell>
          <table:table-cell office:value-type="string" calcext:value-type="string">
            <text:p>0ab3694b-72bb-44f8-bb2f-f57816ca172e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3-11-14-44</text:p>
          </table:table-cell>
          <table:table-cell office:value-type="string" calcext:value-type="string">
            <text:p>0ab3694b-72bb-44f8-bb2f-f57816ca172e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3-11-15-01</text:p>
          </table:table-cell>
          <table:table-cell office:value-type="string" calcext:value-type="string">
            <text:p>0ab3694b-72bb-44f8-bb2f-f57816ca172e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8-11-03-39</text:p>
          </table:table-cell>
          <table:table-cell office:value-type="string" calcext:value-type="string">
            <text:p>31b2ecd5-fa91-46b6-a6be-ebd2c56984a9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8-11-04-56</text:p>
          </table:table-cell>
          <table:table-cell office:value-type="string" calcext:value-type="string">
            <text:p>31b2ecd5-fa91-46b6-a6be-ebd2c56984a9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8-11-05-17</text:p>
          </table:table-cell>
          <table:table-cell office:value-type="string" calcext:value-type="string">
            <text:p>31b2ecd5-fa91-46b6-a6be-ebd2c56984a9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8-11-05-54</text:p>
          </table:table-cell>
          <table:table-cell office:value-type="string" calcext:value-type="string">
            <text:p>31b2ecd5-fa91-46b6-a6be-ebd2c56984a9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8-11-06-49</text:p>
          </table:table-cell>
          <table:table-cell office:value-type="string" calcext:value-type="string">
            <text:p>31b2ecd5-fa91-46b6-a6be-ebd2c56984a9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8-11-08-00</text:p>
          </table:table-cell>
          <table:table-cell office:value-type="string" calcext:value-type="string">
            <text:p>31b2ecd5-fa91-46b6-a6be-ebd2c56984a9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8-11-08-57</text:p>
          </table:table-cell>
          <table:table-cell office:value-type="string" calcext:value-type="string">
            <text:p>31b2ecd5-fa91-46b6-a6be-ebd2c56984a9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8-11-09-21</text:p>
          </table:table-cell>
          <table:table-cell office:value-type="string" calcext:value-type="string">
            <text:p>31b2ecd5-fa91-46b6-a6be-ebd2c56984a9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8-11-11-07</text:p>
          </table:table-cell>
          <table:table-cell office:value-type="string" calcext:value-type="string">
            <text:p>31b2ecd5-fa91-46b6-a6be-ebd2c56984a9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8-11-12-34</text:p>
          </table:table-cell>
          <table:table-cell office:value-type="string" calcext:value-type="string">
            <text:p>31b2ecd5-fa91-46b6-a6be-ebd2c56984a9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8-11-13-03</text:p>
          </table:table-cell>
          <table:table-cell office:value-type="string" calcext:value-type="string">
            <text:p>31b2ecd5-fa91-46b6-a6be-ebd2c56984a9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8-11-14-17</text:p>
          </table:table-cell>
          <table:table-cell office:value-type="string" calcext:value-type="string">
            <text:p>31b2ecd5-fa91-46b6-a6be-ebd2c56984a9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8-11-14-36</text:p>
          </table:table-cell>
          <table:table-cell office:value-type="string" calcext:value-type="string">
            <text:p>31b2ecd5-fa91-46b6-a6be-ebd2c56984a9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8-11-15-00</text:p>
          </table:table-cell>
          <table:table-cell office:value-type="string" calcext:value-type="string">
            <text:p>31b2ecd5-fa91-46b6-a6be-ebd2c56984a9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8-11-15-48</text:p>
          </table:table-cell>
          <table:table-cell office:value-type="string" calcext:value-type="string">
            <text:p>31b2ecd5-fa91-46b6-a6be-ebd2c56984a9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8-11-17-29</text:p>
          </table:table-cell>
          <table:table-cell office:value-type="string" calcext:value-type="string">
            <text:p>31b2ecd5-fa91-46b6-a6be-ebd2c56984a9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8-11-17-53</text:p>
          </table:table-cell>
          <table:table-cell office:value-type="string" calcext:value-type="string">
            <text:p>31b2ecd5-fa91-46b6-a6be-ebd2c56984a9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5-06-15-01-05</text:p>
          </table:table-cell>
          <table:table-cell office:value-type="string" calcext:value-type="string">
            <text:p>50bf09cc-cf34-4cce-869b-bbba7c2e0d4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5-06-15-02-07</text:p>
          </table:table-cell>
          <table:table-cell office:value-type="string" calcext:value-type="string">
            <text:p>50bf09cc-cf34-4cce-869b-bbba7c2e0d4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5-06-15-03-00</text:p>
          </table:table-cell>
          <table:table-cell office:value-type="string" calcext:value-type="string">
            <text:p>50bf09cc-cf34-4cce-869b-bbba7c2e0d4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5-06-15-03-49</text:p>
          </table:table-cell>
          <table:table-cell office:value-type="string" calcext:value-type="string">
            <text:p>50bf09cc-cf34-4cce-869b-bbba7c2e0d4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5-06-15-04-26</text:p>
          </table:table-cell>
          <table:table-cell office:value-type="string" calcext:value-type="string">
            <text:p>50bf09cc-cf34-4cce-869b-bbba7c2e0d4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5-06-15-04-40</text:p>
          </table:table-cell>
          <table:table-cell office:value-type="string" calcext:value-type="string">
            <text:p>50bf09cc-cf34-4cce-869b-bbba7c2e0d4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5-06-15-04-49</text:p>
          </table:table-cell>
          <table:table-cell office:value-type="string" calcext:value-type="string">
            <text:p>50bf09cc-cf34-4cce-869b-bbba7c2e0d4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5-06-15-05-31</text:p>
          </table:table-cell>
          <table:table-cell office:value-type="string" calcext:value-type="string">
            <text:p>50bf09cc-cf34-4cce-869b-bbba7c2e0d4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5-06-15-05-47</text:p>
          </table:table-cell>
          <table:table-cell office:value-type="string" calcext:value-type="string">
            <text:p>50bf09cc-cf34-4cce-869b-bbba7c2e0d4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5-06-15-06-04</text:p>
          </table:table-cell>
          <table:table-cell office:value-type="string" calcext:value-type="string">
            <text:p>50bf09cc-cf34-4cce-869b-bbba7c2e0d4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5-06-15-06-20</text:p>
          </table:table-cell>
          <table:table-cell office:value-type="string" calcext:value-type="string">
            <text:p>50bf09cc-cf34-4cce-869b-bbba7c2e0d4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5-06-15-07-06</text:p>
          </table:table-cell>
          <table:table-cell office:value-type="string" calcext:value-type="string">
            <text:p>50bf09cc-cf34-4cce-869b-bbba7c2e0d4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5-06-15-07-21</text:p>
          </table:table-cell>
          <table:table-cell office:value-type="string" calcext:value-type="string">
            <text:p>50bf09cc-cf34-4cce-869b-bbba7c2e0d4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5-06-15-07-46</text:p>
          </table:table-cell>
          <table:table-cell office:value-type="string" calcext:value-type="string">
            <text:p>50bf09cc-cf34-4cce-869b-bbba7c2e0d4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5-06-15-08-18</text:p>
          </table:table-cell>
          <table:table-cell office:value-type="string" calcext:value-type="string">
            <text:p>50bf09cc-cf34-4cce-869b-bbba7c2e0d4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5-06-15-08-30</text:p>
          </table:table-cell>
          <table:table-cell office:value-type="string" calcext:value-type="string">
            <text:p>50bf09cc-cf34-4cce-869b-bbba7c2e0d4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5-06-15-09-00</text:p>
          </table:table-cell>
          <table:table-cell office:value-type="string" calcext:value-type="string">
            <text:p>50bf09cc-cf34-4cce-869b-bbba7c2e0d4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5-06-15-09-27</text:p>
          </table:table-cell>
          <table:table-cell office:value-type="string" calcext:value-type="string">
            <text:p>50bf09cc-cf34-4cce-869b-bbba7c2e0d4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5-06-15-09-34</text:p>
          </table:table-cell>
          <table:table-cell office:value-type="string" calcext:value-type="string">
            <text:p>50bf09cc-cf34-4cce-869b-bbba7c2e0d4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5-06-15-09-45</text:p>
          </table:table-cell>
          <table:table-cell office:value-type="string" calcext:value-type="string">
            <text:p>50bf09cc-cf34-4cce-869b-bbba7c2e0d4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5-06-15-10-18</text:p>
          </table:table-cell>
          <table:table-cell office:value-type="string" calcext:value-type="string">
            <text:p>50bf09cc-cf34-4cce-869b-bbba7c2e0d4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5-06-15-10-37</text:p>
          </table:table-cell>
          <table:table-cell office:value-type="string" calcext:value-type="string">
            <text:p>50bf09cc-cf34-4cce-869b-bbba7c2e0d4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5-06-15-10-54</text:p>
          </table:table-cell>
          <table:table-cell office:value-type="string" calcext:value-type="string">
            <text:p>50bf09cc-cf34-4cce-869b-bbba7c2e0d4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5-06-15-11-12</text:p>
          </table:table-cell>
          <table:table-cell office:value-type="string" calcext:value-type="string">
            <text:p>50bf09cc-cf34-4cce-869b-bbba7c2e0d4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5-06-15-11-49</text:p>
          </table:table-cell>
          <table:table-cell office:value-type="string" calcext:value-type="string">
            <text:p>50bf09cc-cf34-4cce-869b-bbba7c2e0d4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5-06-15-12-11</text:p>
          </table:table-cell>
          <table:table-cell office:value-type="string" calcext:value-type="string">
            <text:p>50bf09cc-cf34-4cce-869b-bbba7c2e0d4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5-06-15-12-44</text:p>
          </table:table-cell>
          <table:table-cell office:value-type="string" calcext:value-type="string">
            <text:p>50bf09cc-cf34-4cce-869b-bbba7c2e0d4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5-06-15-12-58</text:p>
          </table:table-cell>
          <table:table-cell office:value-type="string" calcext:value-type="string">
            <text:p>50bf09cc-cf34-4cce-869b-bbba7c2e0d4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5-06-15-13-28</text:p>
          </table:table-cell>
          <table:table-cell office:value-type="string" calcext:value-type="string">
            <text:p>50bf09cc-cf34-4cce-869b-bbba7c2e0d4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5-06-15-13-53</text:p>
          </table:table-cell>
          <table:table-cell office:value-type="string" calcext:value-type="string">
            <text:p>50bf09cc-cf34-4cce-869b-bbba7c2e0d4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5-06-15-14-15</text:p>
          </table:table-cell>
          <table:table-cell office:value-type="string" calcext:value-type="string">
            <text:p>50bf09cc-cf34-4cce-869b-bbba7c2e0d4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5-06-15-14-43</text:p>
          </table:table-cell>
          <table:table-cell office:value-type="string" calcext:value-type="string">
            <text:p>50bf09cc-cf34-4cce-869b-bbba7c2e0d4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5-06-15-15-13</text:p>
          </table:table-cell>
          <table:table-cell office:value-type="string" calcext:value-type="string">
            <text:p>50bf09cc-cf34-4cce-869b-bbba7c2e0d4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5-06-15-15-51</text:p>
          </table:table-cell>
          <table:table-cell office:value-type="string" calcext:value-type="string">
            <text:p>50bf09cc-cf34-4cce-869b-bbba7c2e0d4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5-06-15-16-00</text:p>
          </table:table-cell>
          <table:table-cell office:value-type="string" calcext:value-type="string">
            <text:p>50bf09cc-cf34-4cce-869b-bbba7c2e0d4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5-06-15-16-42</text:p>
          </table:table-cell>
          <table:table-cell office:value-type="string" calcext:value-type="string">
            <text:p>50bf09cc-cf34-4cce-869b-bbba7c2e0d4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5-06-15-17-02</text:p>
          </table:table-cell>
          <table:table-cell office:value-type="string" calcext:value-type="string">
            <text:p>50bf09cc-cf34-4cce-869b-bbba7c2e0d4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5-06-15-17-21</text:p>
          </table:table-cell>
          <table:table-cell office:value-type="string" calcext:value-type="string">
            <text:p>50bf09cc-cf34-4cce-869b-bbba7c2e0d4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5-06-15-17-33</text:p>
          </table:table-cell>
          <table:table-cell office:value-type="string" calcext:value-type="string">
            <text:p>50bf09cc-cf34-4cce-869b-bbba7c2e0d4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5-06-15-17-49</text:p>
          </table:table-cell>
          <table:table-cell office:value-type="string" calcext:value-type="string">
            <text:p>50bf09cc-cf34-4cce-869b-bbba7c2e0d4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5-06-15-18-38</text:p>
          </table:table-cell>
          <table:table-cell office:value-type="string" calcext:value-type="string">
            <text:p>50bf09cc-cf34-4cce-869b-bbba7c2e0d4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5-06-15-18-50</text:p>
          </table:table-cell>
          <table:table-cell office:value-type="string" calcext:value-type="string">
            <text:p>50bf09cc-cf34-4cce-869b-bbba7c2e0d4d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8-15-25-44</text:p>
          </table:table-cell>
          <table:table-cell office:value-type="string" calcext:value-type="string">
            <text:p>696814d6-3583-4280-9f8f-ebfca15b3d9e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8-15-26-20</text:p>
          </table:table-cell>
          <table:table-cell office:value-type="string" calcext:value-type="string">
            <text:p>696814d6-3583-4280-9f8f-ebfca15b3d9e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8-15-27-03</text:p>
          </table:table-cell>
          <table:table-cell office:value-type="string" calcext:value-type="string">
            <text:p>696814d6-3583-4280-9f8f-ebfca15b3d9e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8-15-28-12</text:p>
          </table:table-cell>
          <table:table-cell office:value-type="string" calcext:value-type="string">
            <text:p>696814d6-3583-4280-9f8f-ebfca15b3d9e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8-15-29-19</text:p>
          </table:table-cell>
          <table:table-cell office:value-type="string" calcext:value-type="string">
            <text:p>696814d6-3583-4280-9f8f-ebfca15b3d9e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8-15-30-07</text:p>
          </table:table-cell>
          <table:table-cell office:value-type="string" calcext:value-type="string">
            <text:p>696814d6-3583-4280-9f8f-ebfca15b3d9e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8-15-30-36</text:p>
          </table:table-cell>
          <table:table-cell office:value-type="string" calcext:value-type="string">
            <text:p>696814d6-3583-4280-9f8f-ebfca15b3d9e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8-15-31-37</text:p>
          </table:table-cell>
          <table:table-cell office:value-type="string" calcext:value-type="string">
            <text:p>696814d6-3583-4280-9f8f-ebfca15b3d9e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8-15-31-57</text:p>
          </table:table-cell>
          <table:table-cell office:value-type="string" calcext:value-type="string">
            <text:p>696814d6-3583-4280-9f8f-ebfca15b3d9e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8-15-32-07</text:p>
          </table:table-cell>
          <table:table-cell office:value-type="string" calcext:value-type="string">
            <text:p>696814d6-3583-4280-9f8f-ebfca15b3d9e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8-15-32-17</text:p>
          </table:table-cell>
          <table:table-cell office:value-type="string" calcext:value-type="string">
            <text:p>696814d6-3583-4280-9f8f-ebfca15b3d9e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8-15-32-38</text:p>
          </table:table-cell>
          <table:table-cell office:value-type="string" calcext:value-type="string">
            <text:p>696814d6-3583-4280-9f8f-ebfca15b3d9e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8-15-32-48</text:p>
          </table:table-cell>
          <table:table-cell office:value-type="string" calcext:value-type="string">
            <text:p>696814d6-3583-4280-9f8f-ebfca15b3d9e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8-15-32-59</text:p>
          </table:table-cell>
          <table:table-cell office:value-type="string" calcext:value-type="string">
            <text:p>696814d6-3583-4280-9f8f-ebfca15b3d9e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8-15-33-14</text:p>
          </table:table-cell>
          <table:table-cell office:value-type="string" calcext:value-type="string">
            <text:p>696814d6-3583-4280-9f8f-ebfca15b3d9e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8-15-33-55</text:p>
          </table:table-cell>
          <table:table-cell office:value-type="string" calcext:value-type="string">
            <text:p>696814d6-3583-4280-9f8f-ebfca15b3d9e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8-15-34-08</text:p>
          </table:table-cell>
          <table:table-cell office:value-type="string" calcext:value-type="string">
            <text:p>696814d6-3583-4280-9f8f-ebfca15b3d9e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8-15-34-24</text:p>
          </table:table-cell>
          <table:table-cell office:value-type="string" calcext:value-type="string">
            <text:p>696814d6-3583-4280-9f8f-ebfca15b3d9e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8-15-35-02</text:p>
          </table:table-cell>
          <table:table-cell office:value-type="string" calcext:value-type="string">
            <text:p>696814d6-3583-4280-9f8f-ebfca15b3d9e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8-15-35-51</text:p>
          </table:table-cell>
          <table:table-cell office:value-type="string" calcext:value-type="string">
            <text:p>696814d6-3583-4280-9f8f-ebfca15b3d9e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8-15-36-01</text:p>
          </table:table-cell>
          <table:table-cell office:value-type="string" calcext:value-type="string">
            <text:p>696814d6-3583-4280-9f8f-ebfca15b3d9e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8-15-36-32</text:p>
          </table:table-cell>
          <table:table-cell office:value-type="string" calcext:value-type="string">
            <text:p>696814d6-3583-4280-9f8f-ebfca15b3d9e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8-15-37-15</text:p>
          </table:table-cell>
          <table:table-cell office:value-type="string" calcext:value-type="string">
            <text:p>696814d6-3583-4280-9f8f-ebfca15b3d9e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8-15-37-43</text:p>
          </table:table-cell>
          <table:table-cell office:value-type="string" calcext:value-type="string">
            <text:p>696814d6-3583-4280-9f8f-ebfca15b3d9e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8-15-38-09</text:p>
          </table:table-cell>
          <table:table-cell office:value-type="string" calcext:value-type="string">
            <text:p>696814d6-3583-4280-9f8f-ebfca15b3d9e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8-15-38-35</text:p>
          </table:table-cell>
          <table:table-cell office:value-type="string" calcext:value-type="string">
            <text:p>696814d6-3583-4280-9f8f-ebfca15b3d9e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8-15-38-44</text:p>
          </table:table-cell>
          <table:table-cell office:value-type="string" calcext:value-type="string">
            <text:p>696814d6-3583-4280-9f8f-ebfca15b3d9e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8-15-38-51</text:p>
          </table:table-cell>
          <table:table-cell office:value-type="string" calcext:value-type="string">
            <text:p>696814d6-3583-4280-9f8f-ebfca15b3d9e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8-15-39-17</text:p>
          </table:table-cell>
          <table:table-cell office:value-type="string" calcext:value-type="string">
            <text:p>696814d6-3583-4280-9f8f-ebfca15b3d9e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8-15-39-46</text:p>
          </table:table-cell>
          <table:table-cell office:value-type="string" calcext:value-type="string">
            <text:p>696814d6-3583-4280-9f8f-ebfca15b3d9e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8-15-40-50</text:p>
          </table:table-cell>
          <table:table-cell office:value-type="string" calcext:value-type="string">
            <text:p>696814d6-3583-4280-9f8f-ebfca15b3d9e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8-15-41-25</text:p>
          </table:table-cell>
          <table:table-cell office:value-type="string" calcext:value-type="string">
            <text:p>696814d6-3583-4280-9f8f-ebfca15b3d9e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8-15-42-35</text:p>
          </table:table-cell>
          <table:table-cell office:value-type="string" calcext:value-type="string">
            <text:p>696814d6-3583-4280-9f8f-ebfca15b3d9e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8-15-42-56</text:p>
          </table:table-cell>
          <table:table-cell office:value-type="string" calcext:value-type="string">
            <text:p>696814d6-3583-4280-9f8f-ebfca15b3d9e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8-15-43-46</text:p>
          </table:table-cell>
          <table:table-cell office:value-type="string" calcext:value-type="string">
            <text:p>696814d6-3583-4280-9f8f-ebfca15b3d9e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8-15-43-54</text:p>
          </table:table-cell>
          <table:table-cell office:value-type="string" calcext:value-type="string">
            <text:p>696814d6-3583-4280-9f8f-ebfca15b3d9e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8-15-44-47</text:p>
          </table:table-cell>
          <table:table-cell office:value-type="string" calcext:value-type="string">
            <text:p>696814d6-3583-4280-9f8f-ebfca15b3d9e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8-15-44-57</text:p>
          </table:table-cell>
          <table:table-cell office:value-type="string" calcext:value-type="string">
            <text:p>696814d6-3583-4280-9f8f-ebfca15b3d9e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3-28-15-45-16</text:p>
          </table:table-cell>
          <table:table-cell office:value-type="string" calcext:value-type="string">
            <text:p>696814d6-3583-4280-9f8f-ebfca15b3d9e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1-11-02-41</text:p>
          </table:table-cell>
          <table:table-cell office:value-type="string" calcext:value-type="string">
            <text:p>6fe6c286-67d8-4a59-89df-7aed71487aae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1-11-02-58</text:p>
          </table:table-cell>
          <table:table-cell office:value-type="string" calcext:value-type="string">
            <text:p>6fe6c286-67d8-4a59-89df-7aed71487aae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1-11-03-11</text:p>
          </table:table-cell>
          <table:table-cell office:value-type="string" calcext:value-type="string">
            <text:p>6fe6c286-67d8-4a59-89df-7aed71487aae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1-11-03-35</text:p>
          </table:table-cell>
          <table:table-cell office:value-type="string" calcext:value-type="string">
            <text:p>6fe6c286-67d8-4a59-89df-7aed71487aae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1-11-04-56</text:p>
          </table:table-cell>
          <table:table-cell office:value-type="string" calcext:value-type="string">
            <text:p>6fe6c286-67d8-4a59-89df-7aed71487aae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1-11-05-05</text:p>
          </table:table-cell>
          <table:table-cell office:value-type="string" calcext:value-type="string">
            <text:p>6fe6c286-67d8-4a59-89df-7aed71487aae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1-11-05-19</text:p>
          </table:table-cell>
          <table:table-cell office:value-type="string" calcext:value-type="string">
            <text:p>6fe6c286-67d8-4a59-89df-7aed71487aae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1-11-06-20</text:p>
          </table:table-cell>
          <table:table-cell office:value-type="string" calcext:value-type="string">
            <text:p>6fe6c286-67d8-4a59-89df-7aed71487aae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1-11-06-26</text:p>
          </table:table-cell>
          <table:table-cell office:value-type="string" calcext:value-type="string">
            <text:p>6fe6c286-67d8-4a59-89df-7aed71487aae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1-11-06-50</text:p>
          </table:table-cell>
          <table:table-cell office:value-type="string" calcext:value-type="string">
            <text:p>6fe6c286-67d8-4a59-89df-7aed71487aae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1-11-07-31</text:p>
          </table:table-cell>
          <table:table-cell office:value-type="string" calcext:value-type="string">
            <text:p>6fe6c286-67d8-4a59-89df-7aed71487aae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1-11-07-55</text:p>
          </table:table-cell>
          <table:table-cell office:value-type="string" calcext:value-type="string">
            <text:p>6fe6c286-67d8-4a59-89df-7aed71487aae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1-11-10-08</text:p>
          </table:table-cell>
          <table:table-cell office:value-type="string" calcext:value-type="string">
            <text:p>6fe6c286-67d8-4a59-89df-7aed71487aae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1-11-10-35</text:p>
          </table:table-cell>
          <table:table-cell office:value-type="string" calcext:value-type="string">
            <text:p>6fe6c286-67d8-4a59-89df-7aed71487aae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1-11-10-45</text:p>
          </table:table-cell>
          <table:table-cell office:value-type="string" calcext:value-type="string">
            <text:p>6fe6c286-67d8-4a59-89df-7aed71487aae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1-11-11-19</text:p>
          </table:table-cell>
          <table:table-cell office:value-type="string" calcext:value-type="string">
            <text:p>6fe6c286-67d8-4a59-89df-7aed71487aae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1-11-12-05</text:p>
          </table:table-cell>
          <table:table-cell office:value-type="string" calcext:value-type="string">
            <text:p>6fe6c286-67d8-4a59-89df-7aed71487aae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1-11-12-31</text:p>
          </table:table-cell>
          <table:table-cell office:value-type="string" calcext:value-type="string">
            <text:p>6fe6c286-67d8-4a59-89df-7aed71487aae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1-11-13-44</text:p>
          </table:table-cell>
          <table:table-cell office:value-type="string" calcext:value-type="string">
            <text:p>6fe6c286-67d8-4a59-89df-7aed71487aae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1-11-14-02</text:p>
          </table:table-cell>
          <table:table-cell office:value-type="string" calcext:value-type="string">
            <text:p>6fe6c286-67d8-4a59-89df-7aed71487aae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1-11-14-36</text:p>
          </table:table-cell>
          <table:table-cell office:value-type="string" calcext:value-type="string">
            <text:p>6fe6c286-67d8-4a59-89df-7aed71487aae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1-11-14-56</text:p>
          </table:table-cell>
          <table:table-cell office:value-type="string" calcext:value-type="string">
            <text:p>6fe6c286-67d8-4a59-89df-7aed71487aae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1-11-15-12</text:p>
          </table:table-cell>
          <table:table-cell office:value-type="string" calcext:value-type="string">
            <text:p>6fe6c286-67d8-4a59-89df-7aed71487aae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1-11-17-50</text:p>
          </table:table-cell>
          <table:table-cell office:value-type="string" calcext:value-type="string">
            <text:p>6fe6c286-67d8-4a59-89df-7aed71487aae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1-11-17-55</text:p>
          </table:table-cell>
          <table:table-cell office:value-type="string" calcext:value-type="string">
            <text:p>6fe6c286-67d8-4a59-89df-7aed71487aae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3-11-22-52</text:p>
          </table:table-cell>
          <table:table-cell office:value-type="string" calcext:value-type="string">
            <text:p>73caeff7-f3c7-4411-b17e-a6baff77a51f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3-11-23-24</text:p>
          </table:table-cell>
          <table:table-cell office:value-type="string" calcext:value-type="string">
            <text:p>73caeff7-f3c7-4411-b17e-a6baff77a51f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3-11-23-53</text:p>
          </table:table-cell>
          <table:table-cell office:value-type="string" calcext:value-type="string">
            <text:p>73caeff7-f3c7-4411-b17e-a6baff77a51f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3-11-24-12</text:p>
          </table:table-cell>
          <table:table-cell office:value-type="string" calcext:value-type="string">
            <text:p>73caeff7-f3c7-4411-b17e-a6baff77a51f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3-11-24-43</text:p>
          </table:table-cell>
          <table:table-cell office:value-type="string" calcext:value-type="string">
            <text:p>73caeff7-f3c7-4411-b17e-a6baff77a51f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3-11-25-05</text:p>
          </table:table-cell>
          <table:table-cell office:value-type="string" calcext:value-type="string">
            <text:p>73caeff7-f3c7-4411-b17e-a6baff77a51f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3-11-25-12</text:p>
          </table:table-cell>
          <table:table-cell office:value-type="string" calcext:value-type="string">
            <text:p>73caeff7-f3c7-4411-b17e-a6baff77a51f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3-11-25-36</text:p>
          </table:table-cell>
          <table:table-cell office:value-type="string" calcext:value-type="string">
            <text:p>73caeff7-f3c7-4411-b17e-a6baff77a51f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3-11-25-55</text:p>
          </table:table-cell>
          <table:table-cell office:value-type="string" calcext:value-type="string">
            <text:p>73caeff7-f3c7-4411-b17e-a6baff77a51f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3-11-26-14</text:p>
          </table:table-cell>
          <table:table-cell office:value-type="string" calcext:value-type="string">
            <text:p>73caeff7-f3c7-4411-b17e-a6baff77a51f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3-11-26-53</text:p>
          </table:table-cell>
          <table:table-cell office:value-type="string" calcext:value-type="string">
            <text:p>73caeff7-f3c7-4411-b17e-a6baff77a51f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3-11-27-10</text:p>
          </table:table-cell>
          <table:table-cell office:value-type="string" calcext:value-type="string">
            <text:p>73caeff7-f3c7-4411-b17e-a6baff77a51f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3-11-27-25</text:p>
          </table:table-cell>
          <table:table-cell office:value-type="string" calcext:value-type="string">
            <text:p>73caeff7-f3c7-4411-b17e-a6baff77a51f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3-11-27-40</text:p>
          </table:table-cell>
          <table:table-cell office:value-type="string" calcext:value-type="string">
            <text:p>73caeff7-f3c7-4411-b17e-a6baff77a51f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3-11-27-47</text:p>
          </table:table-cell>
          <table:table-cell office:value-type="string" calcext:value-type="string">
            <text:p>73caeff7-f3c7-4411-b17e-a6baff77a51f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3-11-28-13</text:p>
          </table:table-cell>
          <table:table-cell office:value-type="string" calcext:value-type="string">
            <text:p>73caeff7-f3c7-4411-b17e-a6baff77a51f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3-11-28-34</text:p>
          </table:table-cell>
          <table:table-cell office:value-type="string" calcext:value-type="string">
            <text:p>73caeff7-f3c7-4411-b17e-a6baff77a51f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3-11-28-42</text:p>
          </table:table-cell>
          <table:table-cell office:value-type="string" calcext:value-type="string">
            <text:p>73caeff7-f3c7-4411-b17e-a6baff77a51f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3-11-28-54</text:p>
          </table:table-cell>
          <table:table-cell office:value-type="string" calcext:value-type="string">
            <text:p>73caeff7-f3c7-4411-b17e-a6baff77a51f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3-11-29-11</text:p>
          </table:table-cell>
          <table:table-cell office:value-type="string" calcext:value-type="string">
            <text:p>73caeff7-f3c7-4411-b17e-a6baff77a51f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3-11-29-27</text:p>
          </table:table-cell>
          <table:table-cell office:value-type="string" calcext:value-type="string">
            <text:p>73caeff7-f3c7-4411-b17e-a6baff77a51f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3-11-29-58</text:p>
          </table:table-cell>
          <table:table-cell office:value-type="string" calcext:value-type="string">
            <text:p>73caeff7-f3c7-4411-b17e-a6baff77a51f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3-11-30-22</text:p>
          </table:table-cell>
          <table:table-cell office:value-type="string" calcext:value-type="string">
            <text:p>73caeff7-f3c7-4411-b17e-a6baff77a51f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3-11-30-44</text:p>
          </table:table-cell>
          <table:table-cell office:value-type="string" calcext:value-type="string">
            <text:p>73caeff7-f3c7-4411-b17e-a6baff77a51f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3-11-31-12</text:p>
          </table:table-cell>
          <table:table-cell office:value-type="string" calcext:value-type="string">
            <text:p>73caeff7-f3c7-4411-b17e-a6baff77a51f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3-11-31-28</text:p>
          </table:table-cell>
          <table:table-cell office:value-type="string" calcext:value-type="string">
            <text:p>73caeff7-f3c7-4411-b17e-a6baff77a51f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3-11-31-49</text:p>
          </table:table-cell>
          <table:table-cell office:value-type="string" calcext:value-type="string">
            <text:p>73caeff7-f3c7-4411-b17e-a6baff77a51f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3-11-32-35</text:p>
          </table:table-cell>
          <table:table-cell office:value-type="string" calcext:value-type="string">
            <text:p>73caeff7-f3c7-4411-b17e-a6baff77a51f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3-11-33-15</text:p>
          </table:table-cell>
          <table:table-cell office:value-type="string" calcext:value-type="string">
            <text:p>73caeff7-f3c7-4411-b17e-a6baff77a51f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3-11-33-35</text:p>
          </table:table-cell>
          <table:table-cell office:value-type="string" calcext:value-type="string">
            <text:p>73caeff7-f3c7-4411-b17e-a6baff77a51f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3-11-34-06</text:p>
          </table:table-cell>
          <table:table-cell office:value-type="string" calcext:value-type="string">
            <text:p>73caeff7-f3c7-4411-b17e-a6baff77a51f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3-11-34-36</text:p>
          </table:table-cell>
          <table:table-cell office:value-type="string" calcext:value-type="string">
            <text:p>73caeff7-f3c7-4411-b17e-a6baff77a51f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3-11-34-55</text:p>
          </table:table-cell>
          <table:table-cell office:value-type="string" calcext:value-type="string">
            <text:p>73caeff7-f3c7-4411-b17e-a6baff77a51f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13-11-35-11</text:p>
          </table:table-cell>
          <table:table-cell office:value-type="string" calcext:value-type="string">
            <text:p>73caeff7-f3c7-4411-b17e-a6baff77a51f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06-13-04-35</text:p>
          </table:table-cell>
          <table:table-cell office:value-type="string" calcext:value-type="string">
            <text:p>7aeb8739-28ec-44ca-aacf-5c4c242ba506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06-13-05-09</text:p>
          </table:table-cell>
          <table:table-cell office:value-type="string" calcext:value-type="string">
            <text:p>7aeb8739-28ec-44ca-aacf-5c4c242ba506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06-13-05-25</text:p>
          </table:table-cell>
          <table:table-cell office:value-type="string" calcext:value-type="string">
            <text:p>7aeb8739-28ec-44ca-aacf-5c4c242ba506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06-13-05-44</text:p>
          </table:table-cell>
          <table:table-cell office:value-type="string" calcext:value-type="string">
            <text:p>7aeb8739-28ec-44ca-aacf-5c4c242ba506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06-13-06-15</text:p>
          </table:table-cell>
          <table:table-cell office:value-type="string" calcext:value-type="string">
            <text:p>7aeb8739-28ec-44ca-aacf-5c4c242ba506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06-13-06-41</text:p>
          </table:table-cell>
          <table:table-cell office:value-type="string" calcext:value-type="string">
            <text:p>7aeb8739-28ec-44ca-aacf-5c4c242ba506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06-13-06-58</text:p>
          </table:table-cell>
          <table:table-cell office:value-type="string" calcext:value-type="string">
            <text:p>7aeb8739-28ec-44ca-aacf-5c4c242ba506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06-13-07-11</text:p>
          </table:table-cell>
          <table:table-cell office:value-type="string" calcext:value-type="string">
            <text:p>7aeb8739-28ec-44ca-aacf-5c4c242ba506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06-13-07-17</text:p>
          </table:table-cell>
          <table:table-cell office:value-type="string" calcext:value-type="string">
            <text:p>7aeb8739-28ec-44ca-aacf-5c4c242ba506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06-13-07-26</text:p>
          </table:table-cell>
          <table:table-cell office:value-type="string" calcext:value-type="string">
            <text:p>7aeb8739-28ec-44ca-aacf-5c4c242ba506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06-13-07-33</text:p>
          </table:table-cell>
          <table:table-cell office:value-type="string" calcext:value-type="string">
            <text:p>7aeb8739-28ec-44ca-aacf-5c4c242ba506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06-13-07-43</text:p>
          </table:table-cell>
          <table:table-cell office:value-type="string" calcext:value-type="string">
            <text:p>7aeb8739-28ec-44ca-aacf-5c4c242ba506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06-13-07-49</text:p>
          </table:table-cell>
          <table:table-cell office:value-type="string" calcext:value-type="string">
            <text:p>7aeb8739-28ec-44ca-aacf-5c4c242ba506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06-13-08-02</text:p>
          </table:table-cell>
          <table:table-cell office:value-type="string" calcext:value-type="string">
            <text:p>7aeb8739-28ec-44ca-aacf-5c4c242ba506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06-13-08-12</text:p>
          </table:table-cell>
          <table:table-cell office:value-type="string" calcext:value-type="string">
            <text:p>7aeb8739-28ec-44ca-aacf-5c4c242ba506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06-13-08-40</text:p>
          </table:table-cell>
          <table:table-cell office:value-type="string" calcext:value-type="string">
            <text:p>7aeb8739-28ec-44ca-aacf-5c4c242ba506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06-13-08-48</text:p>
          </table:table-cell>
          <table:table-cell office:value-type="string" calcext:value-type="string">
            <text:p>7aeb8739-28ec-44ca-aacf-5c4c242ba506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06-13-08-53</text:p>
          </table:table-cell>
          <table:table-cell office:value-type="string" calcext:value-type="string">
            <text:p>7aeb8739-28ec-44ca-aacf-5c4c242ba506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06-13-09-17</text:p>
          </table:table-cell>
          <table:table-cell office:value-type="string" calcext:value-type="string">
            <text:p>7aeb8739-28ec-44ca-aacf-5c4c242ba506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06-13-09-35</text:p>
          </table:table-cell>
          <table:table-cell office:value-type="string" calcext:value-type="string">
            <text:p>7aeb8739-28ec-44ca-aacf-5c4c242ba506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06-13-10-05</text:p>
          </table:table-cell>
          <table:table-cell office:value-type="string" calcext:value-type="string">
            <text:p>7aeb8739-28ec-44ca-aacf-5c4c242ba506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06-13-10-14</text:p>
          </table:table-cell>
          <table:table-cell office:value-type="string" calcext:value-type="string">
            <text:p>7aeb8739-28ec-44ca-aacf-5c4c242ba506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06-13-10-32</text:p>
          </table:table-cell>
          <table:table-cell office:value-type="string" calcext:value-type="string">
            <text:p>7aeb8739-28ec-44ca-aacf-5c4c242ba506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06-13-10-56</text:p>
          </table:table-cell>
          <table:table-cell office:value-type="string" calcext:value-type="string">
            <text:p>7aeb8739-28ec-44ca-aacf-5c4c242ba506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06-13-11-15</text:p>
          </table:table-cell>
          <table:table-cell office:value-type="string" calcext:value-type="string">
            <text:p>7aeb8739-28ec-44ca-aacf-5c4c242ba506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06-13-11-40</text:p>
          </table:table-cell>
          <table:table-cell office:value-type="string" calcext:value-type="string">
            <text:p>7aeb8739-28ec-44ca-aacf-5c4c242ba506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06-13-12-45</text:p>
          </table:table-cell>
          <table:table-cell office:value-type="string" calcext:value-type="string">
            <text:p>7aeb8739-28ec-44ca-aacf-5c4c242ba506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2014-08-06-13-14-03</text:p>
          </table:table-cell>
          <table:table-cell office:value-type="string" calcext:value-type="string">
            <text:p>7aeb8739-28ec-44ca-aacf-5c4c242ba506</text:p>
          </table:table-cell>
          <table:table-cell office:value-type="string" calcext:value-type="string">
            <text:p>male</text:p>
          </table:table-cell>
        </table:table-row>
      </table:table>
      <table:named-expressions/>
      <table:database-ranges>
        <table:database-range table:name="__Anonymous_Sheet_DB__0" table:target-range-address="Feuille1.A1:Feuille1.C53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7-30T17:32:32.596858467</meta:creation-date>
    <dc:date>2020-07-30T18:20:50.440720924</dc:date>
    <meta:editing-duration>PT48M16S</meta:editing-duration>
    <meta:editing-cycles>4</meta:editing-cycles>
    <meta:generator>LibreOffice/6.3.5.2$Linux_X86_64 LibreOffice_project/30$Build-2</meta:generator>
    <meta:document-statistic meta:table-count="1" meta:cell-count="1605" meta:object-count="0"/>
  </office:meta>
</office:document-meta>
</file>